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5900000053F3B5A976.png"/>
  <manifest:file-entry manifest:media-type="image/png" manifest:full-path="Pictures/100000000000005A000000B54DF8724F.png"/>
  <manifest:file-entry manifest:media-type="image/jpeg" manifest:full-path="Pictures/10000000000000910000009029571AE0.jpg"/>
  <manifest:file-entry manifest:media-type="" manifest:full-path="Pictures/"/>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5.141cm"/>
    </style:style>
    <style:style style:name="gr4" style:family="graphic" style:parent-style-name="standard">
      <style:graphic-properties draw:fill="solid" draw:fill-color="#99ccff" draw:textarea-vertical-align="middle" draw:auto-grow-height="false" fo:min-height="0.749cm" fo:min-width="0.499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ff0000" draw:textarea-vertical-align="middle" draw:auto-grow-height="false" fo:min-height="0.749cm" fo:min-width="0.499cm"/>
    </style:style>
    <style:style style:name="gr9" style:family="graphic" style:parent-style-name="standard">
      <style:graphic-properties svg:stroke-color="#ff0000" draw:marker-end="Arrow" draw:marker-end-width="0.3cm" draw:textarea-horizontal-align="center" draw:textarea-vertical-align="middle"/>
    </style:style>
    <style:style style:name="gr10" style:family="graphic" style:parent-style-name="standard">
      <style:graphic-properties draw:fill="solid" draw:fill-color="#00ae00" draw:textarea-vertical-align="middle" draw:auto-grow-height="false" fo:min-height="0.749cm" fo:min-width="0.499cm"/>
    </style:style>
    <style:style style:name="gr11" style:family="graphic" style:parent-style-name="standard">
      <style:graphic-properties draw:stroke="none" svg:stroke-color="#000000" draw:fill="none" draw:fill-color="#ffffff" draw:auto-grow-height="true" draw:auto-grow-width="false" fo:max-height="0cm" fo:min-height="0.511cm"/>
    </style:style>
    <style:style style:name="gr12" style:family="graphic" style:parent-style-name="standard">
      <style:graphic-properties svg:stroke-color="#ff0000" draw:marker-start="Arrow" draw:marker-start-width="0.3cm" draw:marker-end="Arrow" draw:marker-end-width="0.3cm" draw:fill="solid" draw:textarea-horizontal-align="center" draw:textarea-vertical-align="middle"/>
    </style:style>
    <style:style style:name="gr13" style:family="graphic" style:parent-style-name="standard">
      <style:graphic-properties svg:stroke-color="#00ae00" draw:marker-start="" draw:marker-end="Arrow" draw:textarea-horizontal-align="center" draw:textarea-vertical-align="middle"/>
    </style:style>
    <style:style style:name="gr14" style:family="graphic" style:parent-style-name="standard">
      <style:graphic-properties svg:stroke-color="#00ae00" draw:marker-start="Arrow" draw:textarea-horizontal-align="center" draw:textarea-vertical-align="middle"/>
    </style:style>
    <style:style style:name="gr15" style:family="graphic" style:parent-style-name="standard">
      <style:graphic-properties svg:stroke-color="#00ae00" draw:marker-end="Arrow" draw:marker-end-width="0.3cm" draw:textarea-horizontal-align="center" draw:textarea-vertical-align="middle"/>
    </style:style>
    <style:style style:name="gr16" style:family="graphic" style:parent-style-name="standard">
      <style:graphic-properties svg:stroke-color="#00ae00" draw:marker-start="Arrow" draw:marker-end="" draw:textarea-horizontal-align="center" draw:textarea-vertical-align="middle"/>
    </style:style>
    <style:style style:name="gr17" style:family="graphic" style:parent-style-name="standard">
      <style:graphic-properties svg:stroke-color="#00ae00" draw:marker-start="Arrow" draw:marker-end="" draw:marker-end-width="0.3cm" draw:textarea-horizontal-align="center" draw:textarea-vertical-align="middle"/>
    </style:style>
    <style:style style:name="gr18"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graphic-properties svg:stroke-color="#ff0000" draw:marker-start="" draw:marker-end="Arrow" draw:textarea-horizontal-align="center" draw:textarea-vertical-align="middle"/>
    </style:style>
    <style:style style:name="gr20" style:family="graphic" style:parent-style-name="standard">
      <style:graphic-properties svg:stroke-color="#ff0000" draw:marker-start="Arrow" draw:marker-end="" draw:textarea-horizontal-align="center" draw:textarea-vertical-align="middle"/>
    </style:style>
    <style:style style:name="gr21" style:family="graphic" style:parent-style-name="standard">
      <style:graphic-properties svg:stroke-color="#000000" draw:marker-start="" draw:marker-end="" draw:textarea-horizontal-align="center" draw:textarea-vertical-align="middle"/>
    </style:style>
    <style:style style:name="gr22" style:family="graphic" style:parent-style-name="standard">
      <style:graphic-properties svg:stroke-color="#000000" draw:marker-start="" draw:marker-end="" draw:marker-end-width="0.3cm" draw:textarea-horizontal-align="center" draw:textarea-vertical-align="middle"/>
    </style:style>
    <style:style style:name="gr23"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top" draw:auto-grow-height="true" draw:auto-grow-width="false" fo:min-height="1.222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30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2.473cm" draw:shadow="hidden"/>
    </style:style>
    <style:style style:name="pr4" style:family="presentation" style:parent-style-name="Default-title">
      <style:graphic-properties draw:stroke="none" draw:fill="none" draw:fill-color="#ffffff" draw:textarea-horizontal-align="left" draw:textarea-vertical-align="middle" draw:auto-grow-height="true" draw:auto-grow-width="false" fo:min-height="1.443cm" fo:min-width="0cm" fo:padding-top="0.13cm" fo:padding-bottom="0.13cm" fo:padding-left="0.25cm" fo:padding-right="0.25cm" fo:wrap-option="no-wrap" draw:shadow="hidden" draw:shadow-color="#808080"/>
    </style:style>
    <style:style style:name="pr5" style:family="presentation" style:parent-style-name="Default-outline1" style:list-style-name="L7">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auto-grow-height="true" fo:min-height="12.473cm" draw:shadow="hidden"/>
    </style:style>
    <style:style style:name="pr7" style:family="presentation" style:parent-style-name="Default-title">
      <style:graphic-properties draw:stroke="none" draw:fill="none" draw:fill-color="#ffffff" draw:textarea-horizontal-align="left" draw:textarea-vertical-align="middle" draw:auto-grow-height="true" draw:auto-grow-width="false" fo:min-height="1.576cm" fo:min-width="0cm" fo:padding-top="0.13cm" fo:padding-bottom="0.13cm" fo:padding-left="0.25cm" fo:padding-right="0.25cm" fo:wrap-option="no-wrap" draw:shadow="hidden" draw:shadow-color="#808080"/>
    </style:style>
    <style:style style:name="pr8" style:family="presentation" style:parent-style-name="Default-outline1" style:list-style-name="L7">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9" style:family="presentation" style:parent-style-name="Default-outline1" style:list-style-name="L7">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0" style:family="presentation" style:parent-style-name="Default-outline1" style:list-style-name="L8">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1" style:family="presentation" style:parent-style-name="Default-title">
      <style:graphic-properties draw:stroke="none" draw:fill="none" draw:fill-color="#ffffff" draw:textarea-horizontal-align="left" draw:textarea-vertical-align="middle" draw:auto-grow-height="true" draw:auto-grow-width="false" fo:min-height="2.836cm" fo:min-width="0cm" fo:padding-top="0.13cm" fo:padding-bottom="0.13cm" fo:padding-left="0.25cm" fo:padding-right="0.25cm" fo:wrap-option="no-wrap" draw:shadow="hidden" draw:shadow-color="#808080"/>
    </style:style>
    <style:style style:name="pr12" style:family="presentation" style:parent-style-name="Default-outline1" style:list-style-name="L5">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3" style:family="presentation" style:parent-style-name="Default-outline1" style:list-style-name="L5">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4" style:family="presentation" style:parent-style-name="Default-outline1" style:list-style-name="L8">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1" style:family="paragraph">
      <style:paragraph-properties fo:margin-left="0cm" fo:margin-right="0cm" fo:line-height="8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94cm" fo:margin-bottom="0cm" fo:line-height="100%" fo:text-align="start" text:enable-numbering="false" fo:text-indent="0cm" style:punctuation-wrap="simple" style:line-break="normal" style:writing-mode="lr-tb"/>
    </style:style>
    <style:style style:name="P4" style:family="paragraph">
      <style:paragraph-properties fo:margin-left="0cm" fo:margin-right="0cm" fo:text-align="start" fo:text-indent="0cm" style:writing-mode="lr-tb"/>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08cm" fo:margin-right="0cm" fo:margin-top="0.229cm" fo:margin-bottom="0cm" fo:line-height="87%" text:enable-numbering="true" fo:text-indent="-0.908cm" style:punctuation-wrap="simple" style:line-break="normal"/>
    </style:style>
    <style:style style:name="P8" style:family="paragraph">
      <style:paragraph-properties fo:margin-left="2.019cm" fo:margin-right="0cm" text:enable-numbering="true" fo:text-indent="-0.749cm"/>
    </style:style>
    <style:style style:name="P9" style:family="paragraph">
      <style:paragraph-properties fo:margin-left="0.908cm" fo:margin-right="0cm" text:enable-numbering="true" fo:text-indent="-0.908cm"/>
    </style:style>
    <style:style style:name="P10" style:family="paragraph">
      <style:paragraph-properties fo:margin-left="0.908cm" fo:margin-right="0cm" fo:text-indent="-0.908cm" style:writing-mode="lr-tb"/>
    </style:style>
    <style:style style:name="P11" style:family="paragraph">
      <style:paragraph-properties fo:margin-left="0cm" fo:margin-right="0cm" fo:line-height="80%" text:enable-numbering="false" fo:text-indent="0cm" style:writing-mode="lr-tb"/>
    </style:style>
    <style:style style:name="P12" style:family="paragraph">
      <style:paragraph-properties fo:margin-left="0cm" fo:margin-right="0cm" fo:text-indent="0cm"/>
      <style:text-properties fo:font-size="12pt"/>
    </style:style>
    <style:style style:name="P13" style:family="paragraph">
      <style:paragraph-properties fo:margin-left="0cm" fo:margin-right="0cm" fo:text-indent="0cm"/>
      <style:text-properties fo:font-size="22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text-properties fo:font-size="16pt"/>
    </style:style>
    <style:style style:name="P16" style:family="paragraph">
      <style:paragraph-properties fo:margin-left="0cm" fo:margin-right="0cm" fo:text-indent="0cm"/>
      <style:text-properties fo:font-size="11.8999996185303pt"/>
    </style:style>
    <style:style style:name="P17" style:family="paragraph">
      <style:paragraph-properties fo:margin-left="0.91cm" fo:margin-right="0cm" fo:margin-top="0.229cm" fo:margin-bottom="0cm" fo:line-height="87%" text:enable-numbering="true" fo:text-indent="-0.9cm" style:punctuation-wrap="simple" style:line-break="normal" style:writing-mode="lr-tb"/>
    </style:style>
    <style:style style:name="P18" style:family="paragraph">
      <style:paragraph-properties fo:margin-left="0.908cm" fo:margin-right="0cm" fo:margin-top="0.229cm" fo:margin-bottom="0cm" fo:line-height="87%" text:enable-numbering="true" fo:text-indent="-0.908cm" style:punctuation-wrap="simple" style:line-break="normal" style:writing-mode="lr-tb"/>
    </style:style>
    <style:style style:name="P19" style:family="paragraph">
      <style:paragraph-properties fo:margin-left="0cm" fo:margin-right="0cm" fo:text-align="center" fo:text-indent="0cm"/>
    </style:style>
    <style:style style:name="P20" style:family="paragraph">
      <style:paragraph-properties fo:text-align="center"/>
    </style:style>
    <style:style style:name="P21" style:family="paragraph">
      <style:paragraph-properties fo:margin-left="0cm" fo:margin-right="0cm" fo:text-align="center" fo:text-indent="0cm"/>
      <style:text-properties fo:font-size="18pt"/>
    </style:style>
    <style:style style:name="P22" style:family="paragraph">
      <style:paragraph-properties fo:margin-left="0cm" fo:margin-right="0cm" fo:text-indent="0cm"/>
      <style:text-properties fo:color="#ff0000" fo:font-size="18pt" fo:font-weight="normal"/>
    </style:style>
    <style:style style:name="P23" style:family="paragraph">
      <style:paragraph-properties fo:margin-left="0cm" fo:margin-right="0cm" fo:text-indent="0cm"/>
      <style:text-properties style:use-window-font-color="true" fo:font-size="18pt" fo:font-weight="normal"/>
    </style:style>
    <style:style style:name="P24" style:family="paragraph">
      <style:paragraph-properties fo:margin-left="0cm" fo:margin-right="0cm" fo:text-indent="0cm"/>
      <style:text-properties fo:color="#00ae00" fo:font-size="18pt" fo:font-weight="normal"/>
    </style:style>
    <style:style style:name="P25" style:family="paragraph">
      <style:paragraph-properties fo:margin-left="2.019cm" fo:margin-right="0cm" fo:text-indent="-0.749cm"/>
    </style:style>
    <style:style style:name="T1" style:family="text">
      <style:text-properties fo:color="#666666" fo:font-size="32pt" fo:language="en" fo:country="GB" fo:text-shadow="1pt 1pt" fo:font-weight="bold" style:font-size-asian="32pt" style:font-size-complex="32pt"/>
    </style:style>
    <style:style style:name="T2" style:family="text">
      <style:text-properties fo:color="#0b6b7f" style:text-line-through-style="none" style:text-position="0% 100%" fo:font-family="Arial" style:font-pitch="variable" fo:font-size="22pt" fo:language="en" fo:country="GB" fo:font-style="normal" fo:text-shadow="none" style:text-underline-style="none" fo:font-weight="bold" style:font-family-asian="'Lucida Sans Unicode'" style:font-pitch-asian="variable" style:font-size-asian="22pt" style:font-family-complex="'Lucida Sans Unicode'" style:font-pitch-complex="variable" style:font-size-complex="22pt" style:font-relief="none"/>
    </style:style>
    <style:style style:name="T3" style:family="text">
      <style:text-properties fo:language="en" fo:country="GB"/>
    </style:style>
    <style:style style:name="T4" style:family="text">
      <style:text-properties fo:font-family="'Times New Roman'" style:font-family-generic="roman" style:font-pitch="variable" fo:font-size="22pt" fo:language="none" fo:country="none" style:font-family-asian="BNKFGP+TimesNewRoman, 'Times New Roman'" style:font-family-generic-asian="roman" style:language-asian="none" style:country-asian="none" style:font-family-complex="BNKFGP+TimesNewRoman, 'Times New Roman'" style:font-family-generic-complex="roman" style:font-size-complex="16pt"/>
    </style:style>
    <style:style style:name="T5" style:family="text">
      <style:text-properties fo:font-size="16pt" style:text-underline-style="solid" style:text-underline-width="auto" style:text-underline-color="font-color"/>
    </style:style>
    <style:style style:name="T6" style:family="text">
      <style:text-properties fo:font-size="16pt" fo:font-style="italic"/>
    </style:style>
    <style:style style:name="T7" style:family="text">
      <style:text-properties fo:font-size="18pt"/>
    </style:style>
    <style:style style:name="T8" style:family="text">
      <style:text-properties fo:color="#ff0000" fo:font-size="18pt" fo:font-weight="normal"/>
    </style:style>
    <style:style style:name="T9" style:family="text">
      <style:text-properties fo:color="#00ae00" fo:font-size="18pt" fo:font-weight="normal"/>
    </style:style>
    <text:list-style style:name="L1">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Monotype Sorts'" style:font-pitch="variable" style:font-charset="x-symbol" fo:color="#b90161" fo:font-size="100%"/>
      </text:list-level-style-bullet>
      <text:list-level-style-bullet text:level="2" text:bullet-char="">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text:list-style style:name="L3">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draw:frame presentation:style-name="pr1" draw:text-style-name="P2" draw:layer="layout" svg:width="21.59cm" svg:height="1.527cm" svg:x="1.482cm" svg:y="4.426cm" presentation:class="title" presentation:user-transformed="true">
          <draw:text-box>
            <text:p text:style-name="P1"><text:span text:style-name="T1">Les Routages Ad-Hoc</text:span></text:p>
          </draw:text-box>
        </draw:frame>
        <draw:frame presentation:style-name="pr2" draw:text-style-name="P4" draw:layer="layout" svg:width="16cm" svg:height="5.462cm" svg:x="8.2cm" svg:y="8.3cm" presentation:class="subtitle" presentation:user-transformed="true">
          <draw:text-box>
            <text:list text:style-name="L2">
              <text:list-item>
                <text:list>
                  <text:list-item>
                    <text:p text:style-name="P3"><text:span text:style-name="T2">Laurent BARBISAN</text:span></text:p>
                  </text:list-item>
                </text:list>
              </text:list-item>
            </text:list>
            <text:list text:style-name="L2">
              <text:list-item>
                <text:list>
                  <text:list-item>
                    <text:p text:style-name="P3"><text:span text:style-name="T2">Anthony OGIER</text:span></text:p>
                  </text:list-item>
                </text:list>
              </text:list-item>
            </text:list>
            <text:list text:style-name="L2">
              <text:list-item>
                <text:list>
                  <text:list-item>
                    <text:p text:style-name="P3"><text:span text:style-name="T2">Romain PAPUCHON</text:span></text:p>
                  </text:list-item>
                </text:list>
              </text:list-item>
            </text:list>
            <text:list text:style-name="L2">
              <text:list-item>
                <text:list>
                  <text:list-item>
                    <text:p text:style-name="P3"><text:span text:style-name="T2">Informatique et Réseaux - 3ème année</text:span></text:p>
                  </text:list-item>
                </text:list>
              </text:list-item>
            </text:list>
            <text:list text:style-name="L2">
              <text:list-item>
                <text:list>
                  <text:list-item>
                    <text:p text:style-name="P3"><text:span text:style-name="T2">Exposé Nouvelles Technologies Réseaux</text:span></text:p>
                  </text:list-item>
                </text:list>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3" draw:text-style-name="P6" draw:layer="layout" svg:width="13.912cm" svg:height="12.473cm" svg:x="2.536cm" svg:y="13.171cm" presentation:class="notes" presentation:placeholder="true" presentation:user-transformed="true">
            <draw:text-box/>
          </draw:frame>
        </presentation:notes>
      </draw:page>
      <draw:page draw:name="page2" draw:style-name="dp3" draw:master-page-name="Default" presentation:presentation-page-layout-name="AL2T1" presentation:use-date-time-name="dtd1">
        <draw:frame presentation:style-name="pr4" draw:text-style-name="P2" draw:layer="layout" svg:width="21.802cm" svg:height="1.836cm" svg:x="0.635cm" svg:y="0.992cm" presentation:class="title" presentation:user-transformed="true">
          <draw:text-box>
            <text:p text:style-name="P1"><text:span text:style-name="T3">Sommaire</text:span></text:p>
          </draw:text-box>
        </draw:frame>
        <draw:frame presentation:style-name="pr5" draw:text-style-name="P10" draw:layer="layout" svg:width="24.13cm" svg:height="12.39cm" svg:x="0.635cm" svg:y="4.021cm" presentation:class="outline" presentation:user-transformed="true">
          <draw:text-box>
            <text:list text:style-name="L3">
              <text:list-item>
                <text:p text:style-name="P7"><text:span text:style-name="T3">L'environnement mobile</text:span></text:p>
              </text:list-item>
            </text:list>
            <text:list text:style-name="L3">
              <text:list-item>
                <text:p text:style-name="P7"><text:span text:style-name="T3">Les réseaux sans fils</text:span></text:p>
              </text:list-item>
            </text:list>
            <text:list text:style-name="L3">
              <text:list-item>
                <text:p text:style-name="P7"><text:span text:style-name="T3">Les routages Ad-Hoc</text:span></text:p>
              </text:list-item>
            </text:list>
            <text:list text:style-name="L3">
              <text:list-item>
                <text:list>
                  <text:list-item>
                    <text:p text:style-name="P8"><text:span text:style-name="T3">Les protocoles réactifs</text:span></text:p>
                  </text:list-item>
                </text:list>
              </text:list-item>
            </text:list>
            <text:list text:style-name="L3">
              <text:list-item>
                <text:list>
                  <text:list-item>
                    <text:p text:style-name="P8"><text:span text:style-name="T3">Les protocoles pro-actifs</text:span></text:p>
                  </text:list-item>
                </text:list>
              </text:list-item>
            </text:list>
            <text:list text:style-name="L3">
              <text:list-item>
                <text:p text:style-name="P9"><text:span text:style-name="T3">Etude et démonstration AODV</text:span></text:p>
              </text:list-item>
            </text:list>
            <text:list text:style-name="L3">
              <text:list-item>
                <text:p text:style-name="P9"><text:span text:style-name="T3">Etude et démonstration OLSR</text:span></text:p>
              </text:list-item>
            </text:list>
            <text:list text:style-name="L3">
              <text:list-item>
                <text:p text:style-name="P9"><text:span text:style-name="T3">Etude DSR</text:span></text:p>
              </text:list-item>
            </text:list>
            <text:list text:style-name="L3">
              <text:list-item>
                <text:p text:style-name="P9"><text:span text:style-name="T3">Comparatif</text:span></text:p>
              </text:list-item>
            </text:list>
            <text:list text:style-name="L3">
              <text:list-item>
                <text:p text:style-name="P9"><text:span text:style-name="T3">Références</text:span></text:p>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6" draw:text-style-name="P6" draw:layer="layout" svg:width="13.912cm" svg:height="12.473cm" svg:x="2.536cm" svg:y="13.171cm" presentation:class="notes" presentation:placeholder="true" presentation:user-transformed="true">
            <draw:text-box/>
          </draw:frame>
        </presentation:notes>
      </draw:page>
      <draw:page draw:name="page3"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L'environnement mobile</text:span></text:p>
          </draw:text-box>
        </draw:frame>
        <draw:frame presentation:style-name="pr8" draw:text-style-name="P10" draw:layer="layout" svg:width="24.13cm" svg:height="12.646cm" svg:x="0.635cm" svg:y="4.021cm" presentation:class="outline" presentation:user-transformed="true">
          <draw:text-box>
            <text:list text:style-name="L3">
              <text:list-item>
                <text:p text:style-name="P7"><text:span text:style-name="T3">C'est quoi ?</text:span></text:p>
              </text:list-item>
            </text:list>
            <text:list text:style-name="L3">
              <text:list-item>
                <text:list>
                  <text:list-item>
                    <text:p text:style-name="P8"><text:span text:style-name="T3">Mobilité, sans fil</text:span></text:p>
                  </text:list-item>
                </text:list>
              </text:list-item>
            </text:list>
            <text:list text:style-name="L3">
              <text:list-item>
                <text:list>
                  <text:list-item>
                    <text:p text:style-name="P8"><text:span text:style-name="T3">Faible capacité de stockage</text:span></text:p>
                  </text:list-item>
                </text:list>
              </text:list-item>
            </text:list>
            <text:list text:style-name="L3">
              <text:list-item>
                <text:list>
                  <text:list-item>
                    <text:p text:style-name="P8"><text:span text:style-name="T3">Source d'énergie limitée</text:span></text:p>
                  </text:list-item>
                </text:list>
              </text:list-item>
            </text:list>
            <text:list text:style-name="L3">
              <text:list-item>
                <text:p text:style-name="P7"><text:span text:style-name="T3">Pourquoi ?</text:span></text:p>
              </text:list-item>
            </text:list>
            <text:list text:style-name="L3">
              <text:list-item>
                <text:list>
                  <text:list-item>
                    <text:p text:style-name="P8"><text:span text:style-name="T3">Faible coût</text:span></text:p>
                  </text:list-item>
                </text:list>
              </text:list-item>
            </text:list>
            <text:list text:style-name="L3">
              <text:list-item>
                <text:list>
                  <text:list-item>
                    <text:p text:style-name="P8"><text:span text:style-name="T3">Réseau flexible</text:span></text:p>
                  </text:list-item>
                </text:list>
              </text:list-item>
            </text:list>
            <text:list text:style-name="L3">
              <text:list-item>
                <text:list>
                  <text:list-item>
                    <text:p text:style-name="P8"><text:span text:style-name="T3">Couverture dense et globale</text:span></text:p>
                  </text:list-item>
                </text:list>
              </text:list-item>
            </text:list>
            <text:list text:style-name="L3">
              <text:list-item>
                <text:p text:style-name="P9"><text:span text:style-name="T3">Limites</text:span></text:p>
              </text:list-item>
            </text:list>
            <text:list text:style-name="L3">
              <text:list-item>
                <text:list>
                  <text:list-item>
                    <text:p text:style-name="P8"><text:span text:style-name="T3">Déconnexions fréquentes</text:span></text:p>
                  </text:list-item>
                </text:list>
              </text:list-item>
            </text:list>
            <text:list text:style-name="L3">
              <text:list-item>
                <text:list>
                  <text:list-item>
                    <text:p text:style-name="P8"><text:span text:style-name="T3">Débit et ressources modestes</text:span></text:p>
                  </text:list-item>
                </text:list>
              </text:list-item>
            </text:list>
            <text:list text:style-name="L3">
              <text:list-item>
                <text:list>
                  <text:list-item>
                    <text:p text:style-name="P8"><text:span text:style-name="T3">Portée des émetteurs</text:span></text:p>
                  </text:list-item>
                </text:list>
              </text:list-item>
            </text:list>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4"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Les réseaux sans fils</text:span></text:p>
          </draw:text-box>
        </draw:frame>
        <draw:frame presentation:style-name="pr9" draw:text-style-name="P10" draw:layer="layout" svg:width="24.13cm" svg:height="11.012cm" svg:x="0.635cm" svg:y="4.021cm" presentation:class="outline" presentation:user-transformed="true">
          <draw:text-box>
            <text:list text:style-name="L3">
              <text:list-item>
                <text:p text:style-name="P7"><text:span text:style-name="T3">Avec infrastructure</text:span></text:p>
              </text:list-item>
            </text:list>
            <text:list text:style-name="L3">
              <text:list-item>
                <text:list>
                  <text:list-item>
                    <text:p text:style-name="P8"><text:span text:style-name="T3">Modèle cellulaire</text:span></text:p>
                  </text:list-item>
                </text:list>
              </text:list-item>
            </text:list>
            <text:list text:style-name="L3">
              <text:list-item>
                <text:list>
                  <text:list-item>
                    <text:p text:style-name="P8"><text:span text:style-name="T3">Très forte expansion</text:span></text:p>
                  </text:list-item>
                </text:list>
              </text:list-item>
            </text:list>
            <text:list text:style-name="L3">
              <text:list-item>
                <text:list>
                  <text:list-item>
                    <text:p text:style-name="P8"><text:span text:style-name="T3">Grosse infrastructure logistique et matérielle</text:span></text:p>
                  </text:list-item>
                </text:list>
              </text:list-item>
            </text:list>
            <text:list text:style-name="L3">
              <text:list-item>
                <text:p text:style-name="P7"><text:span text:style-name="T3">Sans infrastructure : MANET</text:span></text:p>
              </text:list-item>
            </text:list>
            <text:list text:style-name="L3">
              <text:list-item>
                <text:list>
                  <text:list-item>
                    <text:p text:style-name="P8"><text:span text:style-name="T3">Entités mobiles</text:span></text:p>
                  </text:list-item>
                </text:list>
              </text:list-item>
            </text:list>
            <text:list text:style-name="L3">
              <text:list-item>
                <text:list>
                  <text:list-item>
                    <text:p text:style-name="P8"><text:span text:style-name="T3">Réseau temporaire</text:span></text:p>
                  </text:list-item>
                </text:list>
              </text:list-item>
            </text:list>
            <text:list text:style-name="L3">
              <text:list-item>
                <text:list>
                  <text:list-item>
                    <text:p text:style-name="P8"><text:span text:style-name="T3">Pas d'infrastructure</text:span></text:p>
                  </text:list-item>
                </text:list>
              </text:list-item>
            </text:list>
            <text:list text:style-name="L3">
              <text:list-item>
                <text:list>
                  <text:list-item>
                    <text:p text:style-name="P8"><text:span text:style-name="T3">Pas d'administration centralisée</text:span></text:p>
                  </text:list-item>
                </text:list>
              </text:list-item>
            </text:list>
          </draw:text-box>
        </draw:frame>
        <draw:frame draw:style-name="gr2" draw:text-style-name="P13" draw:layer="layout" svg:width="19cm" svg:height="1.115cm" svg:x="3cm" svg:y="14.787cm">
          <draw:text-box>
            <text:p text:style-name="P6"><text:span text:style-name="T4">« L'accès à l'information n'importe ou et n'importe quand »</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5"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Le routage Ad-Hoc</text:span></text:p>
          </draw:text-box>
        </draw:frame>
        <draw:frame draw:style-name="standard" draw:layer="layout" svg:width="22.819cm" svg:height="8.753cm" svg:x="1cm" svg:y="3.5cm">
          <draw:object xlink:href="./Object 3" xlink:type="simple" xlink:show="embed" xlink:actuate="onLoad"/>
          <draw:image xlink:href="./ObjectReplacements/Object 3" xlink:type="simple" xlink:show="embed" xlink:actuate="onLoad"/>
        </draw:frame>
        <draw:frame draw:style-name="gr3" draw:text-style-name="P15" draw:layer="layout" svg:width="22.5cm" svg:height="5.391cm" svg:x="1.2cm" svg:y="11.9cm">
          <draw:text-box>
            <text:p text:style-name="P14"><text:span text:style-name="T5">Autres protocoles :</text:span></text:p>
            <text:p text:style-name="P14"><text:span text:style-name="T6">ABAM, ADMR, AMRIS, ANMP, ARA, ABR, AMRoute, BSR, CBRP, CEDAR, CGSR, CAMP, 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7" draw:text-style-name="P11" draw:layer="layout" svg:width="21.802cm" svg:height="3.096cm" svg:x="0.635cm" svg:y="0.358cm" presentation:class="title" presentation:user-transformed="true">
          <draw:text-box>
            <text:p text:style-name="P1"><text:span text:style-name="T3">AODV (Ad-Hoc On-Demand Distance Vector Routing)</text:span></text:p>
          </draw:text-box>
        </draw:frame>
        <draw:frame presentation:style-name="pr10" draw:text-style-name="P17" draw:layer="layout" svg:width="24.13cm" svg:height="11.012cm" svg:x="0.635cm" svg:y="4.017cm" presentation:class="outline" presentation:user-transformed="true">
          <draw:text-box>
            <text:list text:style-name="L5">
              <text:list-item>
                <text:p text:style-name="P7">Blabla...</text:p>
              </text:list-item>
            </text:list>
          </draw:text-box>
        </draw:frame>
        <presentation:notes draw:style-name="dp2">
          <office:forms form:automatic-focus="false" form:apply-design-mode="false"/>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11" draw:text-style-name="P11" draw:layer="layout" svg:width="21.802cm" svg:height="3.096cm" svg:x="0.635cm" svg:y="0.357cm" presentation:class="title" presentation:user-transformed="true">
          <draw:text-box>
            <text:p text:style-name="P1"><text:span text:style-name="T3">OLSR (Optimized Link State Routing)</text:span></text:p>
          </draw:text-box>
        </draw:frame>
        <draw:frame presentation:style-name="pr12" draw:text-style-name="P18" draw:layer="layout" svg:width="24.13cm" svg:height="11.012cm" svg:x="0.635cm" svg:y="4.016cm" presentation:class="outline" presentation:user-transformed="true">
          <draw:text-box>
            <text:list text:style-name="L5">
              <text:list-item>
                <text:p text:style-name="P7">Blabla...</text:p>
              </text:list-item>
            </text:list>
          </draw:text-box>
        </draw:frame>
        <presentation:notes draw:style-name="dp2">
          <office:forms form:automatic-focus="false" form:apply-design-mode="false"/>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7cm" presentation:class="title" presentation:user-transformed="true">
          <draw:text-box>
            <text:p text:style-name="P1"><text:span text:style-name="T3">DSR (Dynamic Source Routing)</text:span></text:p>
          </draw:text-box>
        </draw:frame>
        <draw:frame presentation:style-name="pr13" draw:text-style-name="P18" draw:layer="layout" svg:width="24.13cm" svg:height="11.012cm" svg:x="0.635cm" svg:y="4.016cm" presentation:class="outline" presentation:user-transformed="true">
          <draw:text-box>
            <text:list text:style-name="L5">
              <text:list-item>
                <text:p text:style-name="P7">Principe général</text:p>
              </text:list-item>
            </text:list>
            <text:list text:style-name="L5">
              <text:list-item>
                <text:p text:style-name="P7">Route Discovery</text:p>
              </text:list-item>
            </text:list>
            <text:list text:style-name="L5">
              <text:list-item>
                <text:p text:style-name="P7">Envoi de données</text:p>
              </text:list-item>
            </text:list>
            <text:list text:style-name="L5">
              <text:list-item>
                <text:p text:style-name="P7">Route Maintenance</text:p>
              </text:list-item>
            </text:list>
          </draw:text-box>
        </draw:frame>
        <presentation:notes draw:style-name="dp2">
          <office:forms form:automatic-focus="false" form:apply-design-mode="false"/>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9"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DSR &gt; Route Discovery (1)</text:span></text:p>
          </draw:text-box>
        </draw:frame>
        <draw:custom-shape draw:style-name="gr4" draw:text-style-name="P19" draw:id="id1" draw:layer="layout" svg:width="1.5cm" svg:height="1.5cm" svg:x="4.5cm" svg:y="5.2cm">
          <text:p text:style-name="P19">A</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5" draw:layer="layout" svg:width="1.5cm" svg:height="1.5cm" svg:x="4cm" svg:y="13.7cm">
          <text:p text:style-name="P19">B</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4" draw:layer="layout" svg:width="1.5cm" svg:height="1.5cm" svg:x="7.5cm" svg:y="9.7cm">
          <text:p text:style-name="P19">C</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2" draw:layer="layout" svg:width="1.5cm" svg:height="1.5cm" svg:x="10.724cm" svg:y="2.998cm">
          <text:p text:style-name="P19">E</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6" draw:layer="layout" svg:width="1.5cm" svg:height="1.5cm" svg:x="11cm" svg:y="15.2cm">
          <text:p text:style-name="P19">D</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3" draw:layer="layout" svg:width="1.5cm" svg:height="1.5cm" svg:x="13cm" svg:y="8.7cm">
          <text:p text:style-name="P19">F</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7" draw:layer="layout" svg:width="1.5cm" svg:height="1.5cm" svg:x="16cm" svg:y="13.2cm">
          <text:p text:style-name="P19">G</text:p>
          <draw:enhanced-geometry svg:viewBox="0 0 21600 21600" draw:glue-points="10800 0 3160 3160 0 10800 3160 18440 10800 21600 18440 18440 21600 10800 18440 3160" draw:text-areas="3200 3200 18400 18400" draw:type="ellipse"/>
        </draw:custom-shape>
        <draw:custom-shape draw:style-name="gr4" draw:text-style-name="P19" draw:id="id8" draw:layer="layout" svg:width="1.5cm" svg:height="1.5cm" svg:x="20cm" svg:y="15.7cm">
          <text:p text:style-name="P19">H</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5.78cm" svg:y1="5.418cm" svg:x2="10.724cm" svg:y2="3.747cm" draw:start-shape="id1" draw:start-glue-point="11" draw:end-shape="id2" draw:end-glue-point="6">
          <text:p text:style-name="P6"/>
        </draw:connector>
        <draw:connector draw:style-name="gr6" draw:text-style-name="P20" draw:layer="layout" draw:type="line" svg:x1="12.004cm" svg:y1="4.278cm" svg:x2="13.749cm" svg:y2="8.7cm" draw:start-shape="id2" draw:start-glue-point="9" draw:end-shape="id3" draw:end-glue-point="4">
          <text:p text:style-name="P6"/>
        </draw:connector>
        <draw:connector draw:style-name="gr6" draw:text-style-name="P20" draw:layer="layout" draw:type="line" svg:x1="7.718cm" svg:y1="9.918cm" svg:x2="5.78cm" svg:y2="6.48cm" draw:start-shape="id4" draw:start-glue-point="5" draw:end-shape="id1" draw:end-glue-point="9">
          <text:p text:style-name="P6"/>
        </draw:connector>
        <draw:connector draw:style-name="gr6" draw:text-style-name="P20" draw:layer="layout" draw:type="line" svg:x1="9cm" svg:y1="10.449cm" svg:x2="13cm" svg:y2="9.449cm" draw:start-shape="id4" draw:start-glue-point="10" draw:end-shape="id3" draw:end-glue-point="6">
          <text:p text:style-name="P6"/>
        </draw:connector>
        <draw:connector draw:style-name="gr6" draw:text-style-name="P20" draw:layer="layout" draw:type="line" svg:x1="5.28cm" svg:y1="13.918cm" svg:x2="7.718cm" svg:y2="10.98cm" draw:start-shape="id5" draw:start-glue-point="11" draw:end-shape="id4" draw:end-glue-point="7">
          <text:p text:style-name="P6"/>
        </draw:connector>
        <draw:connector draw:style-name="gr6" draw:text-style-name="P20" draw:layer="layout" draw:type="line" svg:x1="5.28cm" svg:y1="14.98cm" svg:x2="11cm" svg:y2="15.949cm" draw:start-shape="id5" draw:start-glue-point="9" draw:end-shape="id6" draw:end-glue-point="6">
          <text:p text:style-name="P6"/>
        </draw:connector>
        <draw:connector draw:style-name="gr6" draw:text-style-name="P20" draw:layer="layout" draw:type="line" svg:x1="14.28cm" svg:y1="9.98cm" svg:x2="16.218cm" svg:y2="13.418cm" draw:start-shape="id3" draw:start-glue-point="9" draw:end-shape="id7" draw:end-glue-point="5">
          <text:p text:style-name="P6"/>
        </draw:connector>
        <draw:connector draw:style-name="gr6" draw:text-style-name="P20" draw:layer="layout" draw:type="line" svg:x1="12.5cm" svg:y1="15.949cm" svg:x2="16.218cm" svg:y2="14.48cm" draw:start-shape="id6" draw:start-glue-point="10" draw:end-shape="id7" draw:end-glue-point="7">
          <text:p text:style-name="P6"/>
        </draw:connector>
        <draw:connector draw:style-name="gr6" draw:text-style-name="P20" draw:layer="layout" draw:type="line" svg:x1="17.28cm" svg:y1="14.48cm" svg:x2="20.218cm" svg:y2="15.918cm" draw:start-shape="id7" draw:start-glue-point="9" draw:end-shape="id8" draw:end-glue-point="5">
          <text:p text:style-name="P6"/>
        </draw:connector>
        <draw:frame draw:style-name="gr7" draw:layer="layout" svg:width="0.502cm" svg:height="1.204cm" svg:x="21.5cm" svg:y="9.7cm">
          <draw:text-box>
            <text:p text:style-name="P6"/>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10"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DSR &gt; Route Discovery (2)</text:span></text:p>
          </draw:text-box>
        </draw:frame>
        <draw:custom-shape draw:style-name="gr8" draw:text-style-name="P21" draw:id="id16" draw:layer="layout" svg:width="1.5cm" svg:height="1.5cm" svg:x="4.5cm" svg:y="5.2cm">
          <text:p text:style-name="P19"><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12" draw:layer="layout" svg:width="1.5cm" svg:height="1.5cm" svg:x="4cm" svg:y="13.7cm">
          <text:p text:style-name="P19"><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11" draw:layer="layout" svg:width="1.5cm" svg:height="1.5cm" svg:x="7.5cm" svg:y="9.7cm">
          <text:p text:style-name="P19"><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9" draw:layer="layout" svg:width="1.5cm" svg:height="1.5cm" svg:x="10.724cm" svg:y="2.998cm">
          <text:p text:style-name="P19"><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13" draw:layer="layout" svg:width="1.5cm" svg:height="1.5cm" svg:x="11cm" svg:y="15.2cm">
          <text:p text:style-name="P19"><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10" draw:layer="layout" svg:width="1.5cm" svg:height="1.5cm" svg:x="13cm" svg:y="8.7cm">
          <text:p text:style-name="P19"><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14" draw:layer="layout" svg:width="1.5cm" svg:height="1.5cm" svg:x="16cm" svg:y="13.2cm">
          <text:p text:style-name="P19"><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15" draw:layer="layout" svg:width="1.5cm" svg:height="1.5cm" svg:x="20cm" svg:y="15.7cm">
          <text:p text:style-name="P19"><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12.004cm" svg:y1="4.278cm" svg:x2="13.749cm" svg:y2="8.7cm" draw:start-shape="id9" draw:start-glue-point="9" draw:end-shape="id10" draw:end-glue-point="4">
          <text:p text:style-name="P6"/>
        </draw:connector>
        <draw:connector draw:style-name="gr6" draw:text-style-name="P20" draw:layer="layout" draw:type="line" svg:x1="9cm" svg:y1="10.449cm" svg:x2="13cm" svg:y2="9.449cm" draw:start-shape="id11" draw:start-glue-point="10" draw:end-shape="id10" draw:end-glue-point="6">
          <text:p text:style-name="P6"/>
        </draw:connector>
        <draw:connector draw:style-name="gr6" draw:text-style-name="P20" draw:layer="layout" draw:type="line" svg:x1="5.28cm" svg:y1="13.918cm" svg:x2="7.718cm" svg:y2="10.98cm" draw:start-shape="id12" draw:start-glue-point="11" draw:end-shape="id11" draw:end-glue-point="7">
          <text:p text:style-name="P6"/>
        </draw:connector>
        <draw:connector draw:style-name="gr6" draw:text-style-name="P20" draw:layer="layout" draw:type="line" svg:x1="5.28cm" svg:y1="14.98cm" svg:x2="11cm" svg:y2="15.949cm" draw:start-shape="id12" draw:start-glue-point="9" draw:end-shape="id13" draw:end-glue-point="6">
          <text:p text:style-name="P6"/>
        </draw:connector>
        <draw:connector draw:style-name="gr6" draw:text-style-name="P20" draw:layer="layout" draw:type="line" svg:x1="14.28cm" svg:y1="9.98cm" svg:x2="16.218cm" svg:y2="13.418cm" draw:start-shape="id10" draw:start-glue-point="9" draw:end-shape="id14" draw:end-glue-point="5">
          <text:p text:style-name="P6"/>
        </draw:connector>
        <draw:connector draw:style-name="gr6" draw:text-style-name="P20" draw:layer="layout" draw:type="line" svg:x1="12.5cm" svg:y1="15.949cm" svg:x2="16.218cm" svg:y2="14.48cm" draw:start-shape="id13" draw:start-glue-point="10" draw:end-shape="id14" draw:end-glue-point="7">
          <text:p text:style-name="P6"/>
        </draw:connector>
        <draw:connector draw:style-name="gr6" draw:text-style-name="P20" draw:layer="layout" draw:type="line" svg:x1="17.28cm" svg:y1="14.48cm" svg:x2="20.218cm" svg:y2="15.918cm" draw:start-shape="id14" draw:start-glue-point="9" draw:end-shape="id15" draw:end-glue-point="5">
          <text:p text:style-name="P6"/>
        </draw:connector>
        <draw:frame draw:style-name="gr7" draw:layer="layout" svg:width="0.502cm" svg:height="1.204cm" svg:x="21.5cm" svg:y="9.7cm">
          <draw:text-box>
            <text:p text:style-name="P6"/>
          </draw:text-box>
        </draw:frame>
        <draw:connector draw:style-name="gr9" draw:text-style-name="P20" draw:layer="layout" draw:type="line" svg:x1="5.78cm" svg:y1="5.418cm" svg:x2="10.724cm" svg:y2="3.747cm" draw:start-shape="id16" draw:start-glue-point="11" draw:end-shape="id9" draw:end-glue-point="6">
          <text:p text:style-name="P6"/>
        </draw:connector>
        <draw:connector draw:style-name="gr9" draw:text-style-name="P20" draw:layer="layout" draw:type="line" svg:x1="5.78cm" svg:y1="6.48cm" svg:x2="7.718cm" svg:y2="9.918cm" draw:start-shape="id16" draw:start-glue-point="9" draw:end-shape="id11" draw:end-glue-point="5">
          <text:p text:style-name="P6"/>
        </draw:connector>
        <draw:frame draw:style-name="gr2" draw:text-style-name="P22" draw:layer="layout" svg:width="4.2cm" svg:height="0.971cm" svg:x="5.9cm" svg:y="3.501cm">
          <draw:text-box>
            <text:p text:style-name="P6"><text:span text:style-name="T8">RREQ [A]</text:span></text:p>
          </draw:text-box>
        </draw:frame>
        <draw:frame draw:style-name="gr2" draw:text-style-name="P22" draw:layer="layout" svg:width="4.2cm" svg:height="0.971cm" svg:x="3.6cm" svg:y="7.802cm">
          <draw:text-box>
            <text:p text:style-name="P6"><text:span text:style-name="T8">RREQ [A]</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11"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DSR &gt; Route Discovery (3)</text:span></text:p>
          </draw:text-box>
        </draw:frame>
        <draw:custom-shape draw:style-name="gr10" draw:text-style-name="P21" draw:id="id24" draw:layer="layout" svg:width="1.5cm" svg:height="1.5cm" svg:x="4.5cm" svg:y="5.2cm">
          <text:p text:style-name="P19"><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17" draw:layer="layout" svg:width="1.5cm" svg:height="1.5cm" svg:x="4cm" svg:y="13.7cm">
          <text:p text:style-name="P19"><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22" draw:layer="layout" svg:width="1.5cm" svg:height="1.5cm" svg:x="7.5cm" svg:y="9.7cm">
          <text:p text:style-name="P19"><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23" draw:layer="layout" svg:width="1.5cm" svg:height="1.5cm" svg:x="10.724cm" svg:y="2.998cm">
          <text:p text:style-name="P19"><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18" draw:layer="layout" svg:width="1.5cm" svg:height="1.5cm" svg:x="11cm" svg:y="15.2cm">
          <text:p text:style-name="P19"><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19" draw:layer="layout" svg:width="1.5cm" svg:height="1.5cm" svg:x="13cm" svg:y="8.7cm">
          <text:p text:style-name="P19"><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20" draw:layer="layout" svg:width="1.5cm" svg:height="1.5cm" svg:x="16cm" svg:y="13.2cm">
          <text:p text:style-name="P19"><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21" draw:layer="layout" svg:width="1.5cm" svg:height="1.5cm" svg:x="20cm" svg:y="15.7cm">
          <text:p text:style-name="P19"><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5.28cm" svg:y1="14.98cm" svg:x2="11cm" svg:y2="15.949cm" draw:start-shape="id17" draw:start-glue-point="9" draw:end-shape="id18" draw:end-glue-point="6">
          <text:p text:style-name="P6"/>
        </draw:connector>
        <draw:connector draw:style-name="gr6" draw:text-style-name="P20" draw:layer="layout" draw:type="line" svg:x1="14.28cm" svg:y1="9.98cm" svg:x2="16.218cm" svg:y2="13.418cm" draw:start-shape="id19" draw:start-glue-point="9" draw:end-shape="id20" draw:end-glue-point="5">
          <text:p text:style-name="P6"/>
        </draw:connector>
        <draw:connector draw:style-name="gr6" draw:text-style-name="P20" draw:layer="layout" draw:type="line" svg:x1="12.5cm" svg:y1="15.949cm" svg:x2="16.218cm" svg:y2="14.48cm" draw:start-shape="id18" draw:start-glue-point="10" draw:end-shape="id20" draw:end-glue-point="7">
          <text:p text:style-name="P6"/>
        </draw:connector>
        <draw:connector draw:style-name="gr6" draw:text-style-name="P20" draw:layer="layout" draw:type="line" svg:x1="17.28cm" svg:y1="14.48cm" svg:x2="20.218cm" svg:y2="15.918cm" draw:start-shape="id20" draw:start-glue-point="9" draw:end-shape="id21" draw:end-glue-point="5">
          <text:p text:style-name="P6"/>
        </draw:connector>
        <draw:frame draw:style-name="gr7" draw:layer="layout" svg:width="0.502cm" svg:height="1.204cm" svg:x="21.5cm" svg:y="9.7cm">
          <draw:text-box>
            <text:p text:style-name="P6"/>
          </draw:text-box>
        </draw:frame>
        <draw:connector draw:style-name="gr9" draw:text-style-name="P20" draw:layer="layout" draw:type="line" svg:x1="7.718cm" svg:y1="10.98cm" svg:x2="5.28cm" svg:y2="13.918cm" draw:start-shape="id22" draw:start-glue-point="7" draw:end-shape="id17" draw:end-glue-point="11">
          <text:p text:style-name="P6"/>
        </draw:connector>
        <draw:connector draw:style-name="gr9" draw:text-style-name="P20" draw:layer="layout" draw:type="line" svg:x1="9cm" svg:y1="10.449cm" svg:x2="13cm" svg:y2="9.449cm" draw:start-shape="id22" draw:start-glue-point="10" draw:end-shape="id19" draw:end-glue-point="6">
          <text:p text:style-name="P6"/>
        </draw:connector>
        <draw:connector draw:style-name="gr9" draw:text-style-name="P20" draw:layer="layout" draw:type="line" svg:x1="12.004cm" svg:y1="4.278cm" svg:x2="13.749cm" svg:y2="8.7cm" draw:start-shape="id23" draw:start-glue-point="9" draw:end-shape="id19" draw:end-glue-point="4">
          <text:p text:style-name="P6"/>
        </draw:connector>
        <draw:connector draw:style-name="gr9" draw:text-style-name="P20" draw:layer="layout" draw:type="line" svg:x1="7.718cm" svg:y1="9.918cm" svg:x2="5.78cm" svg:y2="6.48cm" draw:start-shape="id22" draw:start-glue-point="5" draw:end-shape="id24" draw:end-glue-point="9">
          <text:p text:style-name="P6"/>
        </draw:connector>
        <draw:frame draw:style-name="gr2" draw:text-style-name="P22" draw:layer="layout" svg:width="4.2cm" svg:height="0.971cm" svg:x="7cm" svg:y="7.7cm">
          <draw:text-box>
            <text:p text:style-name="P6"><text:span text:style-name="T8">RREQ [A,C]</text:span></text:p>
          </draw:text-box>
        </draw:frame>
        <draw:connector draw:style-name="gr9" draw:text-style-name="P20" draw:layer="layout" draw:type="line" svg:x1="10.724cm" svg:y1="3.747cm" svg:x2="5.78cm" svg:y2="5.418cm" draw:start-shape="id23" draw:start-glue-point="6" draw:end-shape="id24" draw:end-glue-point="11">
          <text:p text:style-name="P6"/>
        </draw:connector>
        <draw:frame draw:style-name="gr2" draw:text-style-name="P23" draw:layer="layout" svg:width="3.9cm" svg:height="0.971cm" svg:x="5.8cm" svg:y="3.238cm">
          <draw:text-box>
            <text:p text:style-name="P6"><text:span text:style-name="T8">RREQ [A,E]</text:span></text:p>
          </draw:text-box>
        </draw:frame>
        <draw:frame draw:style-name="gr2" draw:text-style-name="P23" draw:layer="layout" svg:width="3.9cm" svg:height="0.971cm" svg:x="12.6cm" svg:y="5.339cm">
          <draw:text-box>
            <text:p text:style-name="P6"><text:span text:style-name="T8">RREQ [A,E]</text:span></text:p>
          </draw:text-box>
        </draw:frame>
        <draw:frame draw:style-name="gr2" draw:text-style-name="P22" draw:layer="layout" svg:width="4.2cm" svg:height="0.971cm" svg:x="9.2cm" svg:y="10.241cm">
          <draw:text-box>
            <text:p text:style-name="P6"><text:span text:style-name="T8">RREQ [A,C]</text:span></text:p>
          </draw:text-box>
        </draw:frame>
        <draw:frame draw:style-name="gr2" draw:text-style-name="P22" draw:layer="layout" svg:width="4.2cm" svg:height="0.971cm" svg:x="3.2cm" svg:y="10.941cm">
          <draw:text-box>
            <text:p text:style-name="P6"><text:span text:style-name="T8">RREQ [A,C]</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12"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DSR &gt; Route Discovery (4)</text:span></text:p>
          </draw:text-box>
        </draw:frame>
        <draw:custom-shape draw:style-name="gr10" draw:text-style-name="P21" draw:id="id25" draw:layer="layout" svg:width="1.5cm" svg:height="1.5cm" svg:x="4.5cm" svg:y="5.2cm">
          <text:p text:style-name="P19"><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32" draw:layer="layout" svg:width="1.5cm" svg:height="1.5cm" svg:x="4cm" svg:y="13.7cm">
          <text:p text:style-name="P19"><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27" draw:layer="layout" svg:width="1.5cm" svg:height="1.5cm" svg:x="7.5cm" svg:y="9.7cm">
          <text:p text:style-name="P19"><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26" draw:layer="layout" svg:width="1.5cm" svg:height="1.5cm" svg:x="10.724cm" svg:y="2.998cm">
          <text:p text:style-name="P19"><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30" draw:layer="layout" svg:width="1.5cm" svg:height="1.5cm" svg:x="11cm" svg:y="15.2cm">
          <text:p text:style-name="P19"><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28" draw:layer="layout" svg:width="1.5cm" svg:height="1.5cm" svg:x="13cm" svg:y="8.7cm">
          <text:p text:style-name="P19"><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29" draw:layer="layout" svg:width="1.5cm" svg:height="1.5cm" svg:x="16cm" svg:y="13.2cm">
          <text:p text:style-name="P19"><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31" draw:layer="layout" svg:width="1.5cm" svg:height="1.5cm" svg:x="20cm" svg:y="15.7cm">
          <text:p text:style-name="P19"><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5.78cm" svg:y1="5.418cm" svg:x2="10.724cm" svg:y2="3.747cm" draw:start-shape="id25" draw:start-glue-point="11" draw:end-shape="id26" draw:end-glue-point="6">
          <text:p text:style-name="P6"/>
        </draw:connector>
        <draw:connector draw:style-name="gr6" draw:text-style-name="P20" draw:layer="layout" draw:type="line" svg:x1="7.718cm" svg:y1="9.918cm" svg:x2="5.78cm" svg:y2="6.48cm" draw:start-shape="id27" draw:start-glue-point="5" draw:end-shape="id25" draw:end-glue-point="9">
          <text:p text:style-name="P6"/>
        </draw:connector>
        <draw:connector draw:style-name="gr6" draw:text-style-name="P20" draw:layer="layout" draw:type="line" svg:x1="14.28cm" svg:y1="9.98cm" svg:x2="16.218cm" svg:y2="13.418cm" draw:start-shape="id28" draw:start-glue-point="9" draw:end-shape="id29" draw:end-glue-point="5">
          <text:p text:style-name="P6"/>
        </draw:connector>
        <draw:connector draw:style-name="gr6" draw:text-style-name="P20" draw:layer="layout" draw:type="line" svg:x1="12.5cm" svg:y1="15.949cm" svg:x2="16.218cm" svg:y2="14.48cm" draw:start-shape="id30" draw:start-glue-point="10" draw:end-shape="id29" draw:end-glue-point="7">
          <text:p text:style-name="P6"/>
        </draw:connector>
        <draw:connector draw:style-name="gr6" draw:text-style-name="P20" draw:layer="layout" draw:type="line" svg:x1="17.28cm" svg:y1="14.48cm" svg:x2="20.218cm" svg:y2="15.918cm" draw:start-shape="id29" draw:start-glue-point="9" draw:end-shape="id31" draw:end-glue-point="5">
          <text:p text:style-name="P6"/>
        </draw:connector>
        <draw:frame draw:style-name="gr7" draw:layer="layout" svg:width="0.502cm" svg:height="1.204cm" svg:x="21.5cm" svg:y="9.7cm">
          <draw:text-box>
            <text:p text:style-name="P6"/>
          </draw:text-box>
        </draw:frame>
        <draw:connector draw:style-name="gr9" draw:text-style-name="P20" draw:layer="layout" draw:type="line" svg:x1="5.28cm" svg:y1="14.98cm" svg:x2="11cm" svg:y2="15.949cm" draw:start-shape="id32" draw:start-glue-point="9" draw:end-shape="id30" draw:end-glue-point="6">
          <text:p text:style-name="P6"/>
        </draw:connector>
        <draw:connector draw:style-name="gr9" draw:text-style-name="P20" draw:layer="layout" draw:type="line" svg:x1="14.28cm" svg:y1="9.98cm" svg:x2="16.218cm" svg:y2="13.418cm" draw:start-shape="id28" draw:start-glue-point="9" draw:end-shape="id29" draw:end-glue-point="5">
          <text:p text:style-name="P6"/>
        </draw:connector>
        <draw:connector draw:style-name="gr9" draw:text-style-name="P20" draw:layer="layout" draw:type="line" svg:x1="13.749cm" svg:y1="8.7cm" svg:x2="12.004cm" svg:y2="4.278cm" draw:start-shape="id28" draw:start-glue-point="4" draw:end-shape="id26" draw:end-glue-point="9">
          <text:p text:style-name="P6"/>
        </draw:connector>
        <draw:connector draw:style-name="gr9" draw:text-style-name="P20" draw:layer="layout" draw:type="line" svg:x1="13cm" svg:y1="9.449cm" svg:x2="9cm" svg:y2="10.449cm" draw:start-shape="id28" draw:start-glue-point="6" draw:end-shape="id27" draw:end-glue-point="10">
          <text:p text:style-name="P6"/>
        </draw:connector>
        <draw:connector draw:style-name="gr9" draw:text-style-name="P20" draw:layer="layout" draw:type="line" svg:x1="5.28cm" svg:y1="13.918cm" svg:x2="7.718cm" svg:y2="10.98cm" draw:start-shape="id32" draw:start-glue-point="11" draw:end-shape="id27" draw:end-glue-point="7">
          <text:p text:style-name="P6"/>
        </draw:connector>
        <draw:frame draw:style-name="gr2" draw:text-style-name="P22" draw:layer="layout" svg:width="4.9cm" svg:height="0.971cm" svg:x="2.2cm" svg:y="11.501cm">
          <draw:text-box>
            <text:p text:style-name="P6"><text:span text:style-name="T8">RREQ [A,C,B]</text:span></text:p>
          </draw:text-box>
        </draw:frame>
        <draw:frame draw:style-name="gr11" draw:text-style-name="P22" draw:layer="layout" svg:width="5cm" svg:height="0.971cm" svg:x="13.1cm" svg:y="5.938cm">
          <draw:text-box>
            <text:p text:style-name="P6"><text:span text:style-name="T8">RREQ [A,C,F]</text:span></text:p>
          </draw:text-box>
        </draw:frame>
        <draw:frame draw:style-name="gr11" draw:text-style-name="P22" draw:layer="layout" svg:width="5cm" svg:height="0.971cm" svg:x="14.9cm" svg:y="10.739cm">
          <draw:text-box>
            <text:p text:style-name="P6"><text:span text:style-name="T8">RREQ [A,C,F]</text:span></text:p>
          </draw:text-box>
        </draw:frame>
        <draw:frame draw:style-name="gr11" draw:text-style-name="P22" draw:layer="layout" svg:width="5cm" svg:height="0.971cm" svg:x="8.5cm" svg:y="8.439cm">
          <draw:text-box>
            <text:p text:style-name="P6"><text:span text:style-name="T8">RREQ [A,C,F]</text:span></text:p>
          </draw:text-box>
        </draw:frame>
        <draw:frame draw:style-name="gr2" draw:text-style-name="P22" draw:layer="layout" svg:width="4.9cm" svg:height="0.971cm" svg:x="5.5cm" svg:y="15.702cm">
          <draw:text-box>
            <text:p text:style-name="P6"><text:span text:style-name="T8">RREQ [A,C,B]</text:span></text:p>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13" draw:style-name="dp3" draw:master-page-name="Default" presentation:presentation-page-layout-name="AL2T1" presentation:use-date-time-name="dtd1">
        <draw:frame presentation:style-name="pr7" draw:text-style-name="P11" draw:layer="layout" svg:width="21.802cm" svg:height="1.836cm" svg:x="0.635cm" svg:y="0.987cm" presentation:class="title" presentation:user-transformed="true">
          <draw:text-box>
            <text:p text:style-name="P1"><text:span text:style-name="T3">DSR &gt; Route Discovery (5)</text:span></text:p>
          </draw:text-box>
        </draw:frame>
        <draw:custom-shape draw:style-name="gr10" draw:text-style-name="P21" draw:id="id33" draw:layer="layout" svg:width="1.5cm" svg:height="1.5cm" svg:x="4.5cm" svg:y="5.2cm">
          <text:p text:style-name="P19"><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37" draw:layer="layout" svg:width="1.5cm" svg:height="1.5cm" svg:x="4cm" svg:y="13.7cm">
          <text:p text:style-name="P19"><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36" draw:layer="layout" svg:width="1.5cm" svg:height="1.5cm" svg:x="7.5cm" svg:y="9.7cm">
          <text:p text:style-name="P19"><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34" draw:layer="layout" svg:width="1.5cm" svg:height="1.5cm" svg:x="10.724cm" svg:y="2.998cm">
          <text:p text:style-name="P19"><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40" draw:layer="layout" svg:width="1.5cm" svg:height="1.5cm" svg:x="11cm" svg:y="15.2cm">
          <text:p text:style-name="P19"><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35" draw:layer="layout" svg:width="1.5cm" svg:height="1.5cm" svg:x="13cm" svg:y="8.7cm">
          <text:p text:style-name="P19"><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38" draw:layer="layout" svg:width="1.5cm" svg:height="1.5cm" svg:x="16cm" svg:y="13.2cm">
          <text:p text:style-name="P19"><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8" draw:text-style-name="P21" draw:id="id39" draw:layer="layout" svg:width="1.5cm" svg:height="1.5cm" svg:x="20cm" svg:y="15.7cm">
          <text:p text:style-name="P19"><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5.78cm" svg:y1="5.418cm" svg:x2="10.724cm" svg:y2="3.747cm" draw:start-shape="id33" draw:start-glue-point="11" draw:end-shape="id34" draw:end-glue-point="6">
          <text:p text:style-name="P6"/>
        </draw:connector>
        <draw:connector draw:style-name="gr6" draw:text-style-name="P20" draw:layer="layout" draw:type="line" svg:x1="12.004cm" svg:y1="4.278cm" svg:x2="13.749cm" svg:y2="8.7cm" draw:start-shape="id34" draw:start-glue-point="9" draw:end-shape="id35" draw:end-glue-point="4">
          <text:p text:style-name="P6"/>
        </draw:connector>
        <draw:connector draw:style-name="gr6" draw:text-style-name="P20" draw:layer="layout" draw:type="line" svg:x1="7.718cm" svg:y1="9.918cm" svg:x2="5.78cm" svg:y2="6.48cm" draw:start-shape="id36" draw:start-glue-point="5" draw:end-shape="id33" draw:end-glue-point="9">
          <text:p text:style-name="P6"/>
        </draw:connector>
        <draw:connector draw:style-name="gr6" draw:text-style-name="P20" draw:layer="layout" draw:type="line" svg:x1="9cm" svg:y1="10.449cm" svg:x2="13cm" svg:y2="9.449cm" draw:start-shape="id36" draw:start-glue-point="10" draw:end-shape="id35" draw:end-glue-point="6">
          <text:p text:style-name="P6"/>
        </draw:connector>
        <draw:connector draw:style-name="gr6" draw:text-style-name="P20" draw:layer="layout" draw:type="line" svg:x1="5.28cm" svg:y1="13.918cm" svg:x2="7.718cm" svg:y2="10.98cm" draw:start-shape="id37" draw:start-glue-point="11" draw:end-shape="id36" draw:end-glue-point="7">
          <text:p text:style-name="P6"/>
        </draw:connector>
        <draw:frame draw:style-name="gr7" draw:layer="layout" svg:width="0.502cm" svg:height="1.204cm" svg:x="21.5cm" svg:y="9.7cm">
          <draw:text-box>
            <text:p text:style-name="P6"/>
          </draw:text-box>
        </draw:frame>
        <draw:frame draw:style-name="gr2" draw:text-style-name="P22" draw:layer="layout" svg:width="5.7cm" svg:height="0.971cm" svg:x="13.1cm" svg:y="15.5cm">
          <draw:text-box>
            <text:p text:style-name="P6"><text:span text:style-name="T8">RREQ [A,C,B,D]</text:span></text:p>
          </draw:text-box>
        </draw:frame>
        <draw:connector draw:style-name="gr9" draw:text-style-name="P20" draw:layer="layout" draw:type="line" svg:x1="17.28cm" svg:y1="14.48cm" svg:x2="20.218cm" svg:y2="15.918cm" draw:start-shape="id38" draw:start-glue-point="9" draw:end-shape="id39" draw:end-glue-point="5">
          <text:p text:style-name="P6"/>
        </draw:connector>
        <draw:connector draw:style-name="gr9" draw:text-style-name="P20" draw:layer="layout" draw:type="line" svg:x1="11cm" svg:y1="15.949cm" svg:x2="5.28cm" svg:y2="14.98cm" draw:start-shape="id40" draw:start-glue-point="6" draw:end-shape="id37" draw:end-glue-point="9">
          <text:p text:style-name="P6"/>
        </draw:connector>
        <draw:connector draw:style-name="gr9" draw:text-style-name="P20" draw:layer="layout" draw:type="line" svg:x1="16.218cm" svg:y1="13.418cm" svg:x2="14.28cm" svg:y2="9.98cm" draw:start-shape="id38" draw:start-glue-point="5" draw:end-shape="id35" draw:end-glue-point="9">
          <text:p text:style-name="P6"/>
        </draw:connector>
        <draw:frame draw:style-name="gr2" draw:text-style-name="P22" draw:layer="layout" svg:width="5.5cm" svg:height="0.971cm" svg:x="15.5cm" svg:y="11.237cm">
          <draw:text-box>
            <text:p text:style-name="P6"><text:span text:style-name="T8">RREQ [A,C,F,G]</text:span></text:p>
          </draw:text-box>
        </draw:frame>
        <draw:connector draw:style-name="gr12" draw:text-style-name="P20" draw:layer="layout" draw:type="line" svg:x1="16.218cm" svg:y1="14.48cm" svg:x2="12.5cm" svg:y2="15.949cm" draw:start-shape="id38" draw:start-glue-point="7" draw:end-shape="id40" draw:end-glue-point="10">
          <text:p text:style-name="P6"/>
        </draw:connector>
        <draw:frame draw:style-name="gr2" draw:text-style-name="P22" draw:layer="layout" svg:width="5.5cm" svg:height="0.971cm" svg:x="11cm" svg:y="13.638cm">
          <draw:text-box>
            <text:p text:style-name="P6"><text:span text:style-name="T8">RREQ [A,C,F,G]</text:span></text:p>
          </draw:text-box>
        </draw:frame>
        <draw:frame draw:style-name="gr2" draw:text-style-name="P22" draw:layer="layout" svg:width="5.5cm" svg:height="0.971cm" svg:x="17.5cm" svg:y="13.938cm">
          <draw:text-box>
            <text:p text:style-name="P6"><text:span text:style-name="T8">RREQ [A,C,F,G]</text:span></text:p>
          </draw:text-box>
        </draw:frame>
        <draw:frame draw:style-name="gr2" draw:text-style-name="P22" draw:layer="layout" svg:width="5.7cm" svg:height="0.971cm" svg:x="5.7cm" svg:y="15.801cm">
          <draw:text-box>
            <text:p text:style-name="P6"><text:span text:style-name="T8">RREQ [A,C,B,D]</text:span></text:p>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14" draw:style-name="dp3" draw:master-page-name="Default" presentation:presentation-page-layout-name="AL2T1" presentation:use-date-time-name="dtd1">
        <draw:frame presentation:style-name="pr7" draw:text-style-name="P11" draw:layer="layout" svg:width="21.802cm" svg:height="1.836cm" svg:x="0.635cm" svg:y="0.986cm" presentation:class="title" presentation:user-transformed="true">
          <draw:text-box>
            <text:p text:style-name="P1"><text:span text:style-name="T3">DSR &gt; Route Discovery (6)</text:span></text:p>
          </draw:text-box>
        </draw:frame>
        <draw:custom-shape draw:style-name="gr10" draw:text-style-name="P21" draw:id="id41" draw:layer="layout" svg:width="1.5cm" svg:height="1.5cm" svg:x="4.5cm" svg:y="5.2cm">
          <text:p text:style-name="P19"><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45" draw:layer="layout" svg:width="1.5cm" svg:height="1.5cm" svg:x="4cm" svg:y="13.7cm">
          <text:p text:style-name="P19"><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44" draw:layer="layout" svg:width="1.5cm" svg:height="1.5cm" svg:x="7.5cm" svg:y="9.7cm">
          <text:p text:style-name="P19"><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42" draw:layer="layout" svg:width="1.5cm" svg:height="1.5cm" svg:x="10.724cm" svg:y="2.998cm">
          <text:p text:style-name="P19"><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46" draw:layer="layout" svg:width="1.5cm" svg:height="1.5cm" svg:x="11cm" svg:y="15.2cm">
          <text:p text:style-name="P19"><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43" draw:layer="layout" svg:width="1.5cm" svg:height="1.5cm" svg:x="13cm" svg:y="8.7cm">
          <text:p text:style-name="P19"><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47" draw:layer="layout" svg:width="1.5cm" svg:height="1.5cm" svg:x="16cm" svg:y="13.2cm">
          <text:p text:style-name="P19"><text:span text:style-name="T7">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8" draw:text-style-name="P21" draw:id="id48" draw:layer="layout" svg:width="1.5cm" svg:height="1.5cm" svg:x="20cm" svg:y="15.7cm">
          <text:p text:style-name="P19"><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5.78cm" svg:y1="5.418cm" svg:x2="10.724cm" svg:y2="3.747cm" draw:start-shape="id41" draw:start-glue-point="11" draw:end-shape="id42" draw:end-glue-point="6">
          <text:p text:style-name="P6"/>
        </draw:connector>
        <draw:connector draw:style-name="gr6" draw:text-style-name="P20" draw:layer="layout" draw:type="line" svg:x1="12.004cm" svg:y1="4.278cm" svg:x2="13.749cm" svg:y2="8.7cm" draw:start-shape="id42" draw:start-glue-point="9" draw:end-shape="id43" draw:end-glue-point="4">
          <text:p text:style-name="P6"/>
        </draw:connector>
        <draw:connector draw:style-name="gr6" draw:text-style-name="P20" draw:layer="layout" draw:type="line" svg:x1="7.718cm" svg:y1="9.918cm" svg:x2="5.78cm" svg:y2="6.48cm" draw:start-shape="id44" draw:start-glue-point="5" draw:end-shape="id41" draw:end-glue-point="9">
          <text:p text:style-name="P6"/>
        </draw:connector>
        <draw:connector draw:style-name="gr6" draw:text-style-name="P20" draw:layer="layout" draw:type="line" svg:x1="9cm" svg:y1="10.449cm" svg:x2="13cm" svg:y2="9.449cm" draw:start-shape="id44" draw:start-glue-point="10" draw:end-shape="id43" draw:end-glue-point="6">
          <text:p text:style-name="P6"/>
        </draw:connector>
        <draw:connector draw:style-name="gr6" draw:text-style-name="P20" draw:layer="layout" draw:type="line" svg:x1="5.28cm" svg:y1="13.918cm" svg:x2="7.718cm" svg:y2="10.98cm" draw:start-shape="id45" draw:start-glue-point="11" draw:end-shape="id44" draw:end-glue-point="7">
          <text:p text:style-name="P6"/>
        </draw:connector>
        <draw:connector draw:style-name="gr6" draw:text-style-name="P20" draw:layer="layout" draw:type="line" svg:x1="5.28cm" svg:y1="14.98cm" svg:x2="11cm" svg:y2="15.949cm" draw:start-shape="id45" draw:start-glue-point="9" draw:end-shape="id46" draw:end-glue-point="6">
          <text:p text:style-name="P6"/>
        </draw:connector>
        <draw:connector draw:style-name="gr6" draw:text-style-name="P20" draw:layer="layout" draw:type="line" svg:x1="14.28cm" svg:y1="9.98cm" svg:x2="16.218cm" svg:y2="13.418cm" draw:start-shape="id43" draw:start-glue-point="9" draw:end-shape="id47" draw:end-glue-point="5">
          <text:p text:style-name="P6"/>
        </draw:connector>
        <draw:connector draw:style-name="gr6" draw:text-style-name="P20" draw:layer="layout" draw:type="line" svg:x1="12.5cm" svg:y1="15.949cm" svg:x2="16.218cm" svg:y2="14.48cm" draw:start-shape="id46" draw:start-glue-point="10" draw:end-shape="id47" draw:end-glue-point="7">
          <text:p text:style-name="P6"/>
        </draw:connector>
        <draw:connector draw:style-name="gr6" draw:text-style-name="P20" draw:layer="layout" draw:type="line" svg:x1="17.28cm" svg:y1="14.48cm" svg:x2="20.218cm" svg:y2="15.918cm" draw:start-shape="id47" draw:start-glue-point="9" draw:end-shape="id48" draw:end-glue-point="5">
          <text:p text:style-name="P6"/>
        </draw:connector>
        <draw:frame draw:style-name="gr7" draw:layer="layout" svg:width="0.502cm" svg:height="1.204cm" svg:x="21.5cm" svg:y="9.7cm">
          <draw:text-box>
            <text:p text:style-name="P6"/>
          </draw:text-box>
        </draw:frame>
        <draw:frame draw:style-name="gr2" draw:text-style-name="P22" draw:layer="layout" svg:width="3.5cm" svg:height="0.971cm" svg:x="18.3cm" svg:y="14.237cm">
          <draw:text-box>
            <text:p text:style-name="P6"><text:span text:style-name="T8">[A,C,F,G]</text:span></text:p>
          </draw:text-box>
        </draw:fram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15" draw:style-name="dp3" draw:master-page-name="Default" presentation:presentation-page-layout-name="AL2T1" presentation:use-date-time-name="dtd1">
        <draw:frame presentation:style-name="pr7" draw:text-style-name="P11" draw:layer="layout" svg:width="21.802cm" svg:height="1.836cm" svg:x="0.635cm" svg:y="0.985cm" presentation:class="title" presentation:user-transformed="true">
          <draw:text-box>
            <text:p text:style-name="P1"><text:span text:style-name="T3">DSR &gt; Route Discovery (7)</text:span></text:p>
          </draw:text-box>
        </draw:frame>
        <draw:custom-shape draw:style-name="gr10" draw:text-style-name="P21" draw:id="id49" draw:layer="layout" svg:width="1.5cm" svg:height="1.5cm" svg:x="4.5cm" svg:y="5.2cm">
          <text:p text:style-name="P19"><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53" draw:layer="layout" svg:width="1.5cm" svg:height="1.5cm" svg:x="4cm" svg:y="13.7cm">
          <text:p text:style-name="P19"><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52" draw:layer="layout" svg:width="1.5cm" svg:height="1.5cm" svg:x="7.5cm" svg:y="9.7cm">
          <text:p text:style-name="P19"><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50" draw:layer="layout" svg:width="1.5cm" svg:height="1.5cm" svg:x="10.724cm" svg:y="2.998cm">
          <text:p text:style-name="P19"><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54" draw:layer="layout" svg:width="1.5cm" svg:height="1.5cm" svg:x="11cm" svg:y="15.2cm">
          <text:p text:style-name="P19"><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51" draw:layer="layout" svg:width="1.5cm" svg:height="1.5cm" svg:x="13cm" svg:y="8.7cm">
          <text:p text:style-name="P19"><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55" draw:layer="layout" svg:width="1.5cm" svg:height="1.5cm" svg:x="16cm" svg:y="13.2cm">
          <text:p text:style-name="P19"><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56" draw:layer="layout" svg:width="1.5cm" svg:height="1.5cm" svg:x="20cm" svg:y="15.7cm">
          <text:p text:style-name="P19"><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5.78cm" svg:y1="5.418cm" svg:x2="10.724cm" svg:y2="3.747cm" draw:start-shape="id49" draw:start-glue-point="11" draw:end-shape="id50" draw:end-glue-point="6">
          <text:p text:style-name="P6"/>
        </draw:connector>
        <draw:connector draw:style-name="gr6" draw:text-style-name="P20" draw:layer="layout" draw:type="line" svg:x1="12.004cm" svg:y1="4.278cm" svg:x2="13.749cm" svg:y2="8.7cm" draw:start-shape="id50" draw:start-glue-point="9" draw:end-shape="id51" draw:end-glue-point="4">
          <text:p text:style-name="P6"/>
        </draw:connector>
        <draw:connector draw:style-name="gr13" draw:text-style-name="P20" draw:layer="layout" draw:type="line" svg:x1="7.718cm" svg:y1="9.918cm" svg:x2="5.78cm" svg:y2="6.48cm" draw:start-shape="id52" draw:start-glue-point="5" draw:end-shape="id49" draw:end-glue-point="9">
          <text:p text:style-name="P6"/>
        </draw:connector>
        <draw:connector draw:style-name="gr14" draw:text-style-name="P20" draw:layer="layout" draw:type="line" svg:x1="9cm" svg:y1="10.449cm" svg:x2="13cm" svg:y2="9.449cm" draw:start-shape="id52" draw:start-glue-point="10" draw:end-shape="id51" draw:end-glue-point="6">
          <text:p text:style-name="P6"/>
        </draw:connector>
        <draw:connector draw:style-name="gr6" draw:text-style-name="P20" draw:layer="layout" draw:type="line" svg:x1="5.28cm" svg:y1="13.918cm" svg:x2="7.718cm" svg:y2="10.98cm" draw:start-shape="id53" draw:start-glue-point="11" draw:end-shape="id52" draw:end-glue-point="7">
          <text:p text:style-name="P6"/>
        </draw:connector>
        <draw:connector draw:style-name="gr6" draw:text-style-name="P20" draw:layer="layout" draw:type="line" svg:x1="5.28cm" svg:y1="14.98cm" svg:x2="11cm" svg:y2="15.949cm" draw:start-shape="id53" draw:start-glue-point="9" draw:end-shape="id54" draw:end-glue-point="6">
          <text:p text:style-name="P6"/>
        </draw:connector>
        <draw:connector draw:style-name="gr14" draw:text-style-name="P20" draw:layer="layout" draw:type="line" svg:x1="14.28cm" svg:y1="9.98cm" svg:x2="16.218cm" svg:y2="13.418cm" draw:start-shape="id51" draw:start-glue-point="9" draw:end-shape="id55" draw:end-glue-point="5">
          <text:p text:style-name="P6"/>
        </draw:connector>
        <draw:connector draw:style-name="gr6" draw:text-style-name="P20" draw:layer="layout" draw:type="line" svg:x1="12.5cm" svg:y1="15.949cm" svg:x2="16.218cm" svg:y2="14.48cm" draw:start-shape="id54" draw:start-glue-point="10" draw:end-shape="id55" draw:end-glue-point="7">
          <text:p text:style-name="P6"/>
        </draw:connector>
        <draw:frame draw:style-name="gr7" draw:layer="layout" svg:width="0.502cm" svg:height="1.204cm" svg:x="21.5cm" svg:y="9.7cm">
          <draw:text-box>
            <text:p text:style-name="P6"/>
          </draw:text-box>
        </draw:frame>
        <draw:connector draw:style-name="gr15" draw:text-style-name="P20" draw:layer="layout" draw:type="line" svg:x1="20.218cm" svg:y1="15.918cm" svg:x2="17.28cm" svg:y2="14.48cm" draw:start-shape="id56" draw:start-glue-point="5" draw:end-shape="id55" draw:end-glue-point="9">
          <text:p text:style-name="P6"/>
        </draw:connector>
        <draw:frame draw:style-name="gr2" draw:text-style-name="P24" draw:layer="layout" svg:width="7.5cm" svg:height="0.971cm" svg:x="15.5cm" svg:y="10.2cm">
          <draw:text-box>
            <text:p text:style-name="P6"><text:span text:style-name="T9">RREP [A,C,F,G]</text:span></text:p>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16" draw:style-name="dp3" draw:master-page-name="Default" presentation:presentation-page-layout-name="AL2T1" presentation:use-date-time-name="dtd1">
        <draw:frame presentation:style-name="pr7" draw:text-style-name="P11" draw:layer="layout" svg:width="21.802cm" svg:height="1.836cm" svg:x="0.635cm" svg:y="0.984cm" presentation:class="title" presentation:user-transformed="true">
          <draw:text-box>
            <text:p text:style-name="P1"><text:span text:style-name="T3">DSR &gt; Envoi de données</text:span></text:p>
          </draw:text-box>
        </draw:frame>
        <draw:custom-shape draw:style-name="gr10" draw:text-style-name="P21" draw:id="id57" draw:layer="layout" svg:width="1.5cm" svg:height="1.5cm" svg:x="4.5cm" svg:y="5.2cm">
          <text:p text:style-name="P19"><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61" draw:layer="layout" svg:width="1.5cm" svg:height="1.5cm" svg:x="4cm" svg:y="13.7cm">
          <text:p text:style-name="P19"><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60" draw:layer="layout" svg:width="1.5cm" svg:height="1.5cm" svg:x="7.5cm" svg:y="9.7cm">
          <text:p text:style-name="P19"><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58" draw:layer="layout" svg:width="1.5cm" svg:height="1.5cm" svg:x="10.724cm" svg:y="2.998cm">
          <text:p text:style-name="P19"><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62" draw:layer="layout" svg:width="1.5cm" svg:height="1.5cm" svg:x="11cm" svg:y="15.2cm">
          <text:p text:style-name="P19"><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59" draw:layer="layout" svg:width="1.5cm" svg:height="1.5cm" svg:x="13cm" svg:y="8.7cm">
          <text:p text:style-name="P19"><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63" draw:layer="layout" svg:width="1.5cm" svg:height="1.5cm" svg:x="16cm" svg:y="13.2cm">
          <text:p text:style-name="P19"><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64" draw:layer="layout" svg:width="1.5cm" svg:height="1.5cm" svg:x="20cm" svg:y="15.7cm">
          <text:p text:style-name="P19"><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5.78cm" svg:y1="5.418cm" svg:x2="10.724cm" svg:y2="3.747cm" draw:start-shape="id57" draw:start-glue-point="11" draw:end-shape="id58" draw:end-glue-point="6">
          <text:p text:style-name="P6"/>
        </draw:connector>
        <draw:connector draw:style-name="gr6" draw:text-style-name="P20" draw:layer="layout" draw:type="line" svg:x1="12.004cm" svg:y1="4.278cm" svg:x2="13.749cm" svg:y2="8.7cm" draw:start-shape="id58" draw:start-glue-point="9" draw:end-shape="id59" draw:end-glue-point="4">
          <text:p text:style-name="P6"/>
        </draw:connector>
        <draw:connector draw:style-name="gr16" draw:text-style-name="P20" draw:layer="layout" draw:type="line" svg:x1="7.718cm" svg:y1="9.918cm" svg:x2="5.78cm" svg:y2="6.48cm" draw:start-shape="id60" draw:start-glue-point="5" draw:end-shape="id57" draw:end-glue-point="9">
          <text:p text:style-name="P6"/>
        </draw:connector>
        <draw:connector draw:style-name="gr13" draw:text-style-name="P20" draw:layer="layout" draw:type="line" svg:x1="9cm" svg:y1="10.449cm" svg:x2="13cm" svg:y2="9.449cm" draw:start-shape="id60" draw:start-glue-point="10" draw:end-shape="id59" draw:end-glue-point="6">
          <text:p text:style-name="P6"/>
        </draw:connector>
        <draw:connector draw:style-name="gr6" draw:text-style-name="P20" draw:layer="layout" draw:type="line" svg:x1="5.28cm" svg:y1="13.918cm" svg:x2="7.718cm" svg:y2="10.98cm" draw:start-shape="id61" draw:start-glue-point="11" draw:end-shape="id60" draw:end-glue-point="7">
          <text:p text:style-name="P6"/>
        </draw:connector>
        <draw:connector draw:style-name="gr6" draw:text-style-name="P20" draw:layer="layout" draw:type="line" svg:x1="5.28cm" svg:y1="14.98cm" svg:x2="11cm" svg:y2="15.949cm" draw:start-shape="id61" draw:start-glue-point="9" draw:end-shape="id62" draw:end-glue-point="6">
          <text:p text:style-name="P6"/>
        </draw:connector>
        <draw:connector draw:style-name="gr13" draw:text-style-name="P20" draw:layer="layout" draw:type="line" svg:x1="14.28cm" svg:y1="9.98cm" svg:x2="16.218cm" svg:y2="13.418cm" draw:start-shape="id59" draw:start-glue-point="9" draw:end-shape="id63" draw:end-glue-point="5">
          <text:p text:style-name="P6"/>
        </draw:connector>
        <draw:connector draw:style-name="gr6" draw:text-style-name="P20" draw:layer="layout" draw:type="line" svg:x1="12.5cm" svg:y1="15.949cm" svg:x2="16.218cm" svg:y2="14.48cm" draw:start-shape="id62" draw:start-glue-point="10" draw:end-shape="id63" draw:end-glue-point="7">
          <text:p text:style-name="P6"/>
        </draw:connector>
        <draw:frame draw:style-name="gr7" draw:layer="layout" svg:width="0.502cm" svg:height="1.204cm" svg:x="21.5cm" svg:y="9.7cm">
          <draw:text-box>
            <text:p text:style-name="P6"/>
          </draw:text-box>
        </draw:frame>
        <draw:connector draw:style-name="gr17" draw:text-style-name="P20" draw:layer="layout" draw:type="line" svg:x1="20.218cm" svg:y1="15.918cm" svg:x2="17.28cm" svg:y2="14.48cm" draw:start-shape="id64" draw:start-glue-point="5" draw:end-shape="id63" draw:end-glue-point="9">
          <text:p text:style-name="P6"/>
        </draw:connector>
        <draw:frame draw:style-name="gr2" draw:text-style-name="P24" draw:layer="layout" svg:width="7.5cm" svg:height="0.971cm" svg:x="1.9cm" svg:y="8.237cm">
          <draw:text-box>
            <text:p text:style-name="P6"><text:span text:style-name="T9">DATA [A,C,F,G]</text:span></text:p>
          </draw:text-box>
        </draw:frame>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16" draw:layer="layout" svg:width="13.912cm" svg:height="12.473cm" svg:x="2.528cm" svg:y="13.163cm" presentation:class="notes" presentation:placeholder="true" presentation:user-transformed="true">
            <draw:text-box/>
          </draw:frame>
        </presentation:notes>
      </draw:page>
      <draw:page draw:name="page17" draw:style-name="dp3" draw:master-page-name="Default" presentation:presentation-page-layout-name="AL2T1" presentation:use-date-time-name="dtd1">
        <draw:frame presentation:style-name="pr7" draw:text-style-name="P11" draw:layer="layout" svg:width="21.802cm" svg:height="1.836cm" svg:x="0.635cm" svg:y="0.983cm" presentation:class="title" presentation:user-transformed="true">
          <draw:text-box>
            <text:p text:style-name="P1"><text:span text:style-name="T3">DSR &gt; Route Maintenance (1)</text:span></text:p>
          </draw:text-box>
        </draw:frame>
        <draw:custom-shape draw:style-name="gr10" draw:text-style-name="P21" draw:id="id65" draw:layer="layout" svg:width="1.5cm" svg:height="1.5cm" svg:x="4.5cm" svg:y="5.2cm">
          <text:p text:style-name="P19"><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69" draw:layer="layout" svg:width="1.5cm" svg:height="1.5cm" svg:x="4cm" svg:y="13.7cm">
          <text:p text:style-name="P19"><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68" draw:layer="layout" svg:width="1.5cm" svg:height="1.5cm" svg:x="7.5cm" svg:y="9.7cm">
          <text:p text:style-name="P19"><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66" draw:layer="layout" svg:width="1.5cm" svg:height="1.5cm" svg:x="10.724cm" svg:y="2.998cm">
          <text:p text:style-name="P19"><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70" draw:layer="layout" svg:width="1.5cm" svg:height="1.5cm" svg:x="11cm" svg:y="15.2cm">
          <text:p text:style-name="P19"><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67" draw:layer="layout" svg:width="1.5cm" svg:height="1.5cm" svg:x="13cm" svg:y="8.7cm">
          <text:p text:style-name="P19"><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71" draw:layer="layout" svg:width="1.5cm" svg:height="1.5cm" svg:x="16cm" svg:y="13.2cm">
          <text:p text:style-name="P19"><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72" draw:layer="layout" svg:width="1.5cm" svg:height="1.5cm" svg:x="20cm" svg:y="15.7cm">
          <text:p text:style-name="P19"><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5.78cm" svg:y1="5.418cm" svg:x2="10.724cm" svg:y2="3.747cm" draw:start-shape="id65" draw:start-glue-point="11" draw:end-shape="id66" draw:end-glue-point="6">
          <text:p text:style-name="P6"/>
        </draw:connector>
        <draw:connector draw:style-name="gr6" draw:text-style-name="P20" draw:layer="layout" draw:type="line" svg:x1="12.004cm" svg:y1="4.278cm" svg:x2="13.749cm" svg:y2="8.7cm" draw:start-shape="id66" draw:start-glue-point="9" draw:end-shape="id67" draw:end-glue-point="4">
          <text:p text:style-name="P6"/>
        </draw:connector>
        <draw:connector draw:style-name="gr16" draw:text-style-name="P20" draw:layer="layout" draw:type="line" svg:x1="7.718cm" svg:y1="9.918cm" svg:x2="5.78cm" svg:y2="6.48cm" draw:start-shape="id68" draw:start-glue-point="5" draw:end-shape="id65" draw:end-glue-point="9">
          <text:p text:style-name="P6"/>
        </draw:connector>
        <draw:connector draw:style-name="gr13" draw:text-style-name="P20" draw:layer="layout" draw:type="line" svg:x1="9cm" svg:y1="10.449cm" svg:x2="13cm" svg:y2="9.449cm" draw:start-shape="id68" draw:start-glue-point="10" draw:end-shape="id67" draw:end-glue-point="6">
          <text:p text:style-name="P6"/>
        </draw:connector>
        <draw:connector draw:style-name="gr6" draw:text-style-name="P20" draw:layer="layout" draw:type="line" svg:x1="5.28cm" svg:y1="13.918cm" svg:x2="7.718cm" svg:y2="10.98cm" draw:start-shape="id69" draw:start-glue-point="11" draw:end-shape="id68" draw:end-glue-point="7">
          <text:p text:style-name="P6"/>
        </draw:connector>
        <draw:connector draw:style-name="gr6" draw:text-style-name="P20" draw:layer="layout" draw:type="line" svg:x1="5.28cm" svg:y1="14.98cm" svg:x2="11cm" svg:y2="15.949cm" draw:start-shape="id69" draw:start-glue-point="9" draw:end-shape="id70" draw:end-glue-point="6">
          <text:p text:style-name="P6"/>
        </draw:connector>
        <draw:connector draw:style-name="gr13" draw:text-style-name="P20" draw:layer="layout" draw:type="line" svg:x1="14.28cm" svg:y1="9.98cm" svg:x2="16.218cm" svg:y2="13.418cm" draw:start-shape="id67" draw:start-glue-point="9" draw:end-shape="id71" draw:end-glue-point="5">
          <text:p text:style-name="P6"/>
        </draw:connector>
        <draw:connector draw:style-name="gr6" draw:text-style-name="P20" draw:layer="layout" draw:type="line" svg:x1="12.5cm" svg:y1="15.949cm" svg:x2="16.218cm" svg:y2="14.48cm" draw:start-shape="id70" draw:start-glue-point="10" draw:end-shape="id71" draw:end-glue-point="7">
          <text:p text:style-name="P6"/>
        </draw:connector>
        <draw:frame draw:style-name="gr7" draw:layer="layout" svg:width="0.502cm" svg:height="1.204cm" svg:x="21.5cm" svg:y="9.7cm">
          <draw:text-box>
            <text:p text:style-name="P6"/>
          </draw:text-box>
        </draw:frame>
        <draw:connector draw:style-name="gr17" draw:text-style-name="P20" draw:layer="layout" draw:type="line" svg:x1="20.218cm" svg:y1="15.918cm" svg:x2="17.28cm" svg:y2="14.48cm" draw:start-shape="id72" draw:start-glue-point="5" draw:end-shape="id71" draw:end-glue-point="9">
          <text:p text:style-name="P6"/>
        </draw:connector>
        <draw:custom-shape draw:style-name="gr18" draw:text-style-name="P5" draw:layer="layout" svg:width="1.601cm" svg:height="1.002cm" svg:x="14.3cm" svg:y="11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16" draw:layer="layout" svg:width="13.912cm" svg:height="12.473cm" svg:x="2.527cm" svg:y="13.162cm" presentation:class="notes" presentation:placeholder="true" presentation:user-transformed="true">
            <draw:text-box/>
          </draw:frame>
        </presentation:notes>
      </draw:page>
      <draw:page draw:name="page18" draw:style-name="dp3" draw:master-page-name="Default" presentation:presentation-page-layout-name="AL2T1" presentation:use-date-time-name="dtd1">
        <draw:frame presentation:style-name="pr7" draw:text-style-name="P11" draw:layer="layout" svg:width="21.802cm" svg:height="1.836cm" svg:x="0.635cm" svg:y="0.982cm" presentation:class="title" presentation:user-transformed="true">
          <draw:text-box>
            <text:p text:style-name="P1"><text:span text:style-name="T3">DSR &gt; Route Maintenance (2)</text:span></text:p>
          </draw:text-box>
        </draw:frame>
        <draw:custom-shape draw:style-name="gr10" draw:text-style-name="P21" draw:id="id73" draw:layer="layout" svg:width="1.5cm" svg:height="1.5cm" svg:x="4.5cm" svg:y="5.2cm">
          <text:p text:style-name="P19"><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77" draw:layer="layout" svg:width="1.5cm" svg:height="1.5cm" svg:x="4cm" svg:y="13.7cm">
          <text:p text:style-name="P19"><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76" draw:layer="layout" svg:width="1.5cm" svg:height="1.5cm" svg:x="7.5cm" svg:y="9.7cm">
          <text:p text:style-name="P19"><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74" draw:layer="layout" svg:width="1.5cm" svg:height="1.5cm" svg:x="10.724cm" svg:y="2.998cm">
          <text:p text:style-name="P19"><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1" draw:id="id78" draw:layer="layout" svg:width="1.5cm" svg:height="1.5cm" svg:x="11cm" svg:y="15.2cm">
          <text:p text:style-name="P19"><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75" draw:layer="layout" svg:width="1.5cm" svg:height="1.5cm" svg:x="13cm" svg:y="8.7cm">
          <text:p text:style-name="P19"><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79" draw:layer="layout" svg:width="1.5cm" svg:height="1.5cm" svg:x="16cm" svg:y="13.2cm">
          <text:p text:style-name="P19"><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10" draw:text-style-name="P21" draw:id="id80" draw:layer="layout" svg:width="1.5cm" svg:height="1.5cm" svg:x="20cm" svg:y="15.7cm">
          <text:p text:style-name="P19"><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20" draw:layer="layout" draw:type="line" svg:x1="5.78cm" svg:y1="5.418cm" svg:x2="10.724cm" svg:y2="3.747cm" draw:start-shape="id73" draw:start-glue-point="11" draw:end-shape="id74" draw:end-glue-point="6">
          <text:p text:style-name="P6"/>
        </draw:connector>
        <draw:connector draw:style-name="gr6" draw:text-style-name="P20" draw:layer="layout" draw:type="line" svg:x1="12.004cm" svg:y1="4.278cm" svg:x2="13.749cm" svg:y2="8.7cm" draw:start-shape="id74" draw:start-glue-point="9" draw:end-shape="id75" draw:end-glue-point="4">
          <text:p text:style-name="P6"/>
        </draw:connector>
        <draw:connector draw:style-name="gr19" draw:text-style-name="P20" draw:layer="layout" draw:type="line" svg:x1="7.718cm" svg:y1="9.918cm" svg:x2="5.78cm" svg:y2="6.48cm" draw:start-shape="id76" draw:start-glue-point="5" draw:end-shape="id73" draw:end-glue-point="9">
          <text:p text:style-name="P6"/>
        </draw:connector>
        <draw:connector draw:style-name="gr20" draw:text-style-name="P20" draw:layer="layout" draw:type="line" svg:x1="9cm" svg:y1="10.449cm" svg:x2="13cm" svg:y2="9.449cm" draw:start-shape="id76" draw:start-glue-point="10" draw:end-shape="id75" draw:end-glue-point="6">
          <text:p text:style-name="P6"/>
        </draw:connector>
        <draw:connector draw:style-name="gr6" draw:text-style-name="P20" draw:layer="layout" draw:type="line" svg:x1="5.28cm" svg:y1="13.918cm" svg:x2="7.718cm" svg:y2="10.98cm" draw:start-shape="id77" draw:start-glue-point="11" draw:end-shape="id76" draw:end-glue-point="7">
          <text:p text:style-name="P6"/>
        </draw:connector>
        <draw:connector draw:style-name="gr6" draw:text-style-name="P20" draw:layer="layout" draw:type="line" svg:x1="5.28cm" svg:y1="14.98cm" svg:x2="11cm" svg:y2="15.949cm" draw:start-shape="id77" draw:start-glue-point="9" draw:end-shape="id78" draw:end-glue-point="6">
          <text:p text:style-name="P6"/>
        </draw:connector>
        <draw:connector draw:style-name="gr21" draw:text-style-name="P20" draw:layer="layout" draw:type="line" svg:x1="14.28cm" svg:y1="9.98cm" svg:x2="16.218cm" svg:y2="13.418cm" draw:start-shape="id75" draw:start-glue-point="9" draw:end-shape="id79" draw:end-glue-point="5">
          <text:p text:style-name="P6"/>
        </draw:connector>
        <draw:connector draw:style-name="gr6" draw:text-style-name="P20" draw:layer="layout" draw:type="line" svg:x1="12.5cm" svg:y1="15.949cm" svg:x2="16.218cm" svg:y2="14.48cm" draw:start-shape="id78" draw:start-glue-point="10" draw:end-shape="id79" draw:end-glue-point="7">
          <text:p text:style-name="P6"/>
        </draw:connector>
        <draw:frame draw:style-name="gr7" draw:layer="layout" svg:width="0.502cm" svg:height="1.204cm" svg:x="21.5cm" svg:y="9.7cm">
          <draw:text-box>
            <text:p text:style-name="P6"/>
          </draw:text-box>
        </draw:frame>
        <draw:connector draw:style-name="gr22" draw:text-style-name="P20" draw:layer="layout" draw:type="line" svg:x1="20.218cm" svg:y1="15.918cm" svg:x2="17.28cm" svg:y2="14.48cm" draw:start-shape="id80" draw:start-glue-point="5" draw:end-shape="id79" draw:end-glue-point="9">
          <text:p text:style-name="P6"/>
        </draw:connector>
        <draw:frame draw:style-name="gr2" draw:text-style-name="P22" draw:layer="layout" svg:width="4.2cm" svg:height="0.971cm" svg:x="8cm" svg:y="7.2cm">
          <draw:text-box>
            <text:p text:style-name="P6"><text:span text:style-name="T8">RERR [F,G]</text:span></text:p>
          </draw:text-box>
        </draw:frame>
        <draw:line draw:style-name="gr23" draw:text-style-name="P20" draw:layer="layout" svg:x1="15.5cm" svg:y1="10.7cm" svg:x2="14.5cm" svg:y2="12.2cm">
          <text:p text:style-name="P6"/>
        </draw:line>
        <draw:line draw:style-name="gr23" draw:text-style-name="P20" draw:layer="layout" svg:x1="15.9cm" svg:y1="11.7cm" svg:x2="14.3cm" svg:y2="11.2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16" draw:layer="layout" svg:width="13.912cm" svg:height="12.473cm" svg:x="2.526cm" svg:y="13.161cm" presentation:class="notes" presentation:placeholder="true" presentation:user-transformed="true">
            <draw:text-box/>
          </draw:frame>
        </presentation:notes>
      </draw:page>
      <draw:page draw:name="page19"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Comparatif</text:span></text:p>
          </draw:text-box>
        </draw:frame>
        <draw:frame draw:style-name="standard" draw:layer="layout" svg:width="22.817cm" svg:height="13.082cm" svg:x="1.097cm" svg:y="4.485cm">
          <draw:object xlink:href="./Object 4" xlink:type="simple" xlink:show="embed" xlink:actuate="onLoad"/>
          <draw:image xlink:href="./ObjectReplacements/Object 4" xlink:type="simple" xlink:show="embed" xlink:actuate="onLoad"/>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20"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Références</text:span></text:p>
          </draw:text-box>
        </draw:frame>
        <draw:frame presentation:style-name="pr14" draw:text-style-name="P17" draw:layer="layout" svg:width="24.13cm" svg:height="11.012cm" svg:x="0.635cm" svg:y="4.017cm" presentation:class="outline" presentation:user-transformed="true">
          <draw:text-box>
            <text:list text:style-name="L5">
              <text:list-item>
                <text:p text:style-name="P7"><text:span text:style-name="T3">DSR</text:span></text:p>
              </text:list-item>
            </text:list>
            <text:list text:style-name="L6">
              <text:list-item>
                <text:list>
                  <text:list-item>
                    <text:p text:style-name="P25"><text:span text:style-name="T3"><text:a xlink:href="http://www.ietf.org/">http://www.ietf.org/</text:a></text:span></text:p>
                  </text:list-item>
                </text:list>
              </text:list-item>
            </text:list>
            <text:list text:style-name="L6">
              <text:list-item>
                <text:list>
                  <text:list-item>
                    <text:p text:style-name="P25"><text:span text:style-name="T3"><text:a xlink:href="http://opera.inrialpes.fr/">http://opera.inrialpes.fr/</text:a></text:span></text:p>
                  </text:list-item>
                </text:list>
              </text:list-item>
            </text:list>
            <text:list text:style-name="L6">
              <text:list-item>
                <text:list>
                  <text:list-item>
                    <text:p text:style-name="P25"><text:span text:style-name="T3"><text:a xlink:href="http://casablanca.informatik.hu-berlin.de/">http://casablanca.informatik.hu-berlin.de/</text:a></text:span></text:p>
                  </text:list-item>
                </text:list>
              </text:list-item>
            </text:list>
            <text:list text:style-name="L6">
              <text:list-item>
                <text:list>
                  <text:list-item>
                    <text:p text:style-name="P25"><text:span text:style-name="T3"><text:a xlink:href="http://w3.antd.nist.gov/">http://w3.antd.nist.gov/</text:a></text:span></text:p>
                  </text:list-item>
                </text:list>
              </text:list-item>
            </text:list>
            <text:list text:style-name="L5">
              <text:list-item>
                <text:p text:style-name="P7"><text:span text:style-name="T3"><text:a xlink:href="http://en.wikipedia.org/">http://en.wikipedia.org/</text:a></text:span></text:p>
              </text:list-item>
            </text:list>
            <text:list text:style-name="L5">
              <text:list-item>
                <text:p text:style-name="P7"><text:span text:style-name="T3"/></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1cm" fo:margin-right="0cm" fo:margin-top="0.5cm" fo:margin-bottom="0.5cm" fo:line-height="50%" fo:text-align="start" text:enable-numbering="true" fo:text-indent="-0.9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2.019cm" fo:margin-right="0cm" fo:margin-top="0.3cm" fo:margin-bottom="0.3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Default-outline3" style:family="presentation" style:parent-style-name="Default-outline2">
      <style:paragraph-properties fo:margin-left="3.175cm" fo:margin-right="0cm" fo:margin-top="0.3cm" fo:margin-bottom="0.3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4" style:family="presentation" style:parent-style-name="Default-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Default-outline5" style:family="presentation" style:parent-style-name="Default-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6" style:family="presentation" style:parent-style-name="Default-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7" style:family="presentation" style:parent-style-name="Default-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8" style:family="presentation" style:parent-style-name="Default-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9" style:family="presentation" style:parent-style-name="Default-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08cm" fo:margin-right="0cm" fo:margin-top="0.229cm" fo:margin-bottom="0cm" fo:line-height="50%" fo:text-align="start" text:enable-numbering="true" fo:text-indent="0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2.019cm" fo:margin-right="0cm" fo:margin-top="0.194cm" fo:margin-bottom="0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Title1-outline3" style:family="presentation" style:parent-style-name="Title1-outline2">
      <style:paragraph-properties fo:margin-left="3.175cm" fo:margin-right="0cm" fo:margin-top="0.176cm" fo:margin-bottom="0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Title1-outline4" style:family="presentation" style:parent-style-name="Title1-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Title1-outline5" style:family="presentation" style:parent-style-name="Title1-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6" style:family="presentation" style:parent-style-name="Title1-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7" style:family="presentation" style:parent-style-name="Title1-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8" style:family="presentation" style:parent-style-name="Title1-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9" style:family="presentation" style:parent-style-name="Title1-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3cm" fo:page-height="27.7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86cm"/>
    </style:style>
    <style:style style:name="gr2" style:family="graphic" style:parent-style-name="standard">
      <style:graphic-properties draw:stroke="none" draw:fill="none" draw:fill-color="#ffffff" draw:textarea-vertical-align="bottom" draw:auto-grow-height="false" fo:min-height="1.386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false" fo:padding-top="0.123cm" fo:padding-bottom="0.123cm" fo:padding-left="0.251cm" fo:padding-right="0.251cm" fo:wrap-option="no-wrap" draw:shadow="hidden"/>
    </style:style>
    <style:style style:name="pr1"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0.769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0.804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9"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10"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margin-top="0.264cm" fo:margin-bottom="0cm" fo:line-height="100%" text:enable-numbering="false" fo:text-indent="0cm" style:writing-mode="lr-tb"/>
      <style:text-properties fo:font-size="14pt" style:font-size-asian="14pt" style:font-size-complex="14pt"/>
    </style:style>
    <style:style style:name="P6" style:family="paragraph">
      <style:paragraph-properties fo:margin-left="0cm" fo:margin-right="0cm" fo:margin-top="0.264cm" fo:margin-bottom="0cm" fo:line-height="100%" fo:text-align="end" text:enable-numbering="false" fo:text-indent="0cm" style:writing-mode="lr-tb"/>
      <style:text-properties fo:font-size="14pt" style:font-size-asian="14pt" style:font-size-complex="14pt"/>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11"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P12" style:family="paragraph">
      <style:paragraph-properties fo:margin-left="0cm" fo:margin-right="0cm" style:line-height-at-least="0.979cm" text:enable-numbering="false" fo:text-indent="0cm"/>
    </style:style>
    <style:style style:name="T1" style:family="text">
      <style:text-properties fo:font-size="14pt" style:font-size-asian="14pt" style:font-size-complex="14pt"/>
    </style:style>
    <style:style style:name="T2" style:family="text">
      <style:text-properties fo:color="#808080" fo:font-family="Arial" style:font-pitch="variable" fo:font-size="12pt" fo:language="en" fo:country="GB" style:font-size-asian="12pt" style:font-size-complex="12pt"/>
    </style:style>
    <style:style style:name="T3" style:family="text">
      <style:text-properties fo:font-size="12pt" fo:language="en" fo:country="GB" style:font-size-asian="12pt" style:font-size-complex="12pt"/>
    </style:style>
    <style:style style:name="T4" style:family="text">
      <style:text-properties fo:color="#782941" fo:font-family="Arial" style:font-pitch="variable" fo:font-size="18pt" fo:language="en" fo:country="GB" fo:font-weight="bold" style:font-size-asian="18pt"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52cm" svg:height="4.988cm" svg:x="1.906cm" svg:y="3.88cm" draw:page-number="1"/>
      <draw:page-thumbnail draw:layer="backgroundobjects" svg:width="6.652cm" svg:height="4.988cm" svg:x="10.469cm" svg:y="3.88cm"/>
      <draw:page-thumbnail draw:layer="backgroundobjects" svg:width="6.652cm" svg:height="4.988cm" svg:x="1.906cm" svg:y="11.364cm"/>
      <draw:page-thumbnail draw:layer="backgroundobjects" svg:width="6.652cm" svg:height="4.988cm" svg:x="10.469cm" svg:y="11.364cm"/>
      <draw:page-thumbnail draw:layer="backgroundobjects" svg:width="6.652cm" svg:height="4.988cm" svg:x="1.906cm" svg:y="18.848cm"/>
      <draw:page-thumbnail draw:layer="backgroundobjects" svg:width="6.652cm" svg:height="4.988cm" svg:x="10.469cm" svg:y="18.848cm"/>
      <draw:frame draw:style-name="gr1" draw:text-style-name="P2" draw:layer="backgroundobjects" svg:width="8.258cm" svg:height="1.385cm" svg:x="0cm" svg:y="0cm">
        <draw:text-box>
          <text:p text:style-name="P1"><text:span text:style-name="T1"><presentation:header/></text:span></text:p>
        </draw:text-box>
      </draw:frame>
      <draw:frame draw:style-name="gr1" draw:text-style-name="P4" draw:layer="backgroundobjects" svg:width="8.258cm" svg:height="1.385cm" svg:x="10.771cm" svg:y="0cm">
        <draw:text-box>
          <text:p text:style-name="P3"><text:span text:style-name="T1"><presentation:date-time/></text:span></text:p>
        </draw:text-box>
      </draw:frame>
      <draw:frame draw:style-name="gr2" draw:text-style-name="P2" draw:layer="backgroundobjects" svg:width="8.258cm" svg:height="1.385cm" svg:x="0cm" svg:y="26.334cm">
        <draw:text-box>
          <text:p text:style-name="P1"><text:span text:style-name="T1"><presentation:footer/></text:span></text:p>
        </draw:text-box>
      </draw:frame>
      <draw:frame draw:style-name="gr2" draw:text-style-name="P4" draw:layer="backgroundobjects" svg:width="8.258cm" svg:height="1.385cm" svg:x="10.771cm" svg:y="26.334cm">
        <draw:text-box>
          <text:p text:style-name="P3"><text:span text:style-name="T1"><text:page-number>&lt;number&gt;</text:page-number></text:span></text:p>
        </draw:text-box>
      </draw:frame>
    </style:handout-master>
    <style:master-page style:name="Default" style:page-layout-name="PM1" draw:style-name="dp1">
      <office:forms form:automatic-focus="false" form:apply-design-mode="false"/>
      <draw:frame presentation:style-name="Default-outline1" draw:layer="backgroundobjects" svg:width="24.086cm" svg:height="10.963cm" svg:x="0.635cm" svg:y="4.022cm" presentation:class="outline" presentation:placeholder="true">
        <draw:text-box/>
      </draw:frame>
      <draw:frame presentation:style-name="pr1" draw:text-style-name="P5" draw:layer="backgroundobjects" svg:width="3.131cm" svg:height="0.768cm" svg:x="3.174cm" svg:y="17.902cm" presentation:class="date-time">
        <draw:text-box>
          <text:p text:style-name="P5"><text:span text:style-name="T2">12/01/06</text:span></text:p>
        </draw:text-box>
      </draw:frame>
      <draw:frame presentation:style-name="pr2" draw:text-style-name="P6" draw:layer="backgroundobjects" svg:width="2.496cm" svg:height="0.803cm" svg:x="19.685cm" svg:y="17.692cm" presentation:class="page-number">
        <draw:text-box>
          <text:p text:style-name="P6"><text:span text:style-name="T2"><text:page-number>&lt;number&gt;</text:page-number></text:span></text:p>
        </draw:text-box>
      </draw:frame>
      <draw:frame presentation:style-name="Default-title" draw:layer="backgroundobjects" svg:width="21.758cm" svg:height="1.695cm" svg:x="0.635cm" svg:y="1.058cm" presentation:class="title" presentation:placeholder="true">
        <draw:text-box/>
      </draw:frame>
      <draw:custom-shape draw:style-name="gr3" draw:text-style-name="P7" draw:layer="backgroundobjects" svg:width="16.934cm" svg:height="11.288cm" svg:x="4.233cm" svg:y="3.881cm">
        <text:p text:style-name="P1"/>
        <draw:enhanced-geometry svg:viewBox="0 0 21600 21600" draw:type="rectangle" draw:enhanced-path="M 0 0 L 21600 0 21600 21600 0 21600 0 0 Z N"/>
      </draw:custom-shape>
      <draw:frame draw:style-name="gr4" draw:text-style-name="P8" draw:layer="backgroundobjects" svg:width="2.501cm" svg:height="2.501cm" svg:x="22.498cm" svg:y="0.498cm">
        <draw:image xlink:href="Pictures/10000000000000910000009029571AE0.jpg" xlink:type="simple" xlink:show="embed" xlink:actuate="onLoad">
          <text:p text:style-name="P1"/>
        </draw:image>
      </draw:frame>
      <presentation:notes style:page-layout-name="PM0">
        <office:forms form:automatic-focus="false" form:apply-design-mode="false"/>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0" draw:layer="backgroundobjects" svg:width="8.206cm" svg:height="1.386cm" svg:x="0cm" svg:y="-0.001cm" presentation:class="header">
          <draw:text-box>
            <text:p text:style-name="P10"><text:span text:style-name="T3"><presentation:header/></text:span></text:p>
          </draw:text-box>
        </draw:frame>
        <draw:frame presentation:style-name="pr4" draw:text-style-name="P11" draw:layer="backgroundobjects" svg:width="8.207cm" svg:height="1.386cm" svg:x="10.776cm" svg:y="-0.001cm" presentation:class="date-time">
          <draw:text-box>
            <text:p text:style-name="P11"><text:span text:style-name="T3"><presentation:date-time/></text:span></text:p>
          </draw:text-box>
        </draw:frame>
        <draw:page-thumbnail presentation:style-name="Default-title" draw:layer="backgroundobjects" svg:width="13.824cm" svg:height="10.404cm" svg:x="2.58cm" svg:y="2.076cm" presentation:class="page"/>
        <draw:frame presentation:style-name="Default-notes" draw:layer="backgroundobjects" svg:width="13.912cm" svg:height="12.472cm" svg:x="2.536cm" svg:y="13.171cm" presentation:class="notes" presentation:placeholder="true">
          <draw:text-box/>
        </draw:frame>
        <draw:frame presentation:style-name="pr5" draw:text-style-name="P10" draw:layer="backgroundobjects" svg:width="8.206cm" svg:height="1.386cm" svg:x="0cm" svg:y="26.333cm" presentation:class="footer">
          <draw:text-box>
            <text:p text:style-name="P10"><text:span text:style-name="T3"><presentation:footer/></text:span></text:p>
          </draw:text-box>
        </draw:frame>
        <draw:frame presentation:style-name="pr6" draw:text-style-name="P11" draw:layer="backgroundobjects" svg:width="8.207cm" svg:height="1.386cm" svg:x="10.776cm" svg:y="26.333cm" presentation:class="page-number">
          <draw:text-box>
            <text:p text:style-name="P11"><text:span text:style-name="T3"><text:page-number>&lt;number&gt;</text:page-number></text:span></text:p>
          </draw:text-box>
        </draw:frame>
      </presentation:notes>
    </style:master-page>
    <style:master-page style:name="Title1" style:page-layout-name="PM1" draw:style-name="dp1">
      <draw:frame draw:style-name="gr4" draw:text-style-name="P8" draw:layer="backgroundobjects" svg:width="25.4cm" svg:height="4.022cm" svg:x="0cm" svg:y="15.028cm">
        <draw:image xlink:href="Pictures/100000000000025900000053F3B5A976.png" xlink:type="simple" xlink:show="embed" xlink:actuate="onLoad">
          <text:p text:style-name="P1"/>
        </draw:image>
      </draw:frame>
      <draw:custom-shape draw:style-name="gr7" draw:text-style-name="P7" draw:layer="backgroundobjects" svg:width="14.785cm" svg:height="1.292cm" svg:x="7.197cm" svg:y="16.298cm">
        <text:p text:style-name="P12"><text:span text:style-name="T4">Ingénieurs 2000, Université de Marne la vallée</text:span></text:p>
        <draw:enhanced-geometry svg:viewBox="0 0 21600 21600" draw:type="rectangle" draw:enhanced-path="M 0 0 L 21600 0 21600 21600 0 21600 0 0 Z N"/>
      </draw:custom-shape>
      <draw:custom-shape draw:style-name="gr3" draw:text-style-name="P7" draw:layer="backgroundobjects" svg:width="16.933cm" svg:height="1.27cm" svg:x="3.175cm" svg:y="4.445cm">
        <text:p text:style-name="P1"/>
        <draw:enhanced-geometry svg:viewBox="0 0 21600 21600" draw:type="mso-spt202" draw:enhanced-path="M 0 0 L 21600 0 21600 21600 0 21600 0 0 Z N"/>
      </draw:custom-shape>
      <draw:custom-shape draw:style-name="gr3" draw:text-style-name="P7" draw:layer="backgroundobjects" svg:width="17.991cm" svg:height="1.27cm" svg:x="3.387cm" svg:y="5.503cm">
        <text:p text:style-name="P1"/>
        <draw:enhanced-geometry svg:viewBox="0 0 21600 21600" draw:type="mso-spt202" draw:enhanced-path="M 0 0 L 21600 0 21600 21600 0 21600 0 0 Z N"/>
      </draw:custom-shape>
      <draw:frame presentation:style-name="Title1-title" draw:layer="backgroundobjects" svg:width="22.816cm" svg:height="3.172cm" svg:x="1.27cm" svg:y="0.757cm" presentation:class="title" presentation:placeholder="true">
        <draw:text-box/>
      </draw:frame>
      <draw:frame presentation:style-name="Title1-outline1" draw:layer="backgroundobjects" svg:width="22.816cm" svg:height="12.569cm" svg:x="1.27cm" svg:y="4.458cm" presentation:class="outline" presentation:placeholder="true">
        <draw:text-box/>
      </draw:frame>
      <draw:frame draw:style-name="gr4" draw:text-style-name="P8" draw:layer="backgroundobjects" svg:width="2.501cm" svg:height="2.31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0" draw:layer="backgroundobjects" svg:width="8.206cm" svg:height="1.386cm" svg:x="0cm" svg:y="-0.001cm" presentation:class="header" presentation:user-transformed="true">
          <draw:text-box>
            <text:p text:style-name="P10"><text:span text:style-name="T3"><presentation:header/></text:span></text:p>
          </draw:text-box>
        </draw:frame>
        <draw:frame presentation:style-name="pr8" draw:text-style-name="P11" draw:layer="backgroundobjects" svg:width="8.207cm" svg:height="1.386cm" svg:x="10.776cm" svg:y="-0.001cm" presentation:class="date-time" presentation:user-transformed="true">
          <draw:text-box>
            <text:p text:style-name="P11"><text:span text:style-name="T3"><presentation:date-time/></text:span></text:p>
          </draw:text-box>
        </draw:frame>
        <draw:page-thumbnail presentation:style-name="Title1-title" draw:layer="backgroundobjects" svg:width="13.824cm" svg:height="10.404cm" svg:x="2.58cm" svg:y="2.076cm" presentation:class="page"/>
        <draw:frame presentation:style-name="Title1-notes" draw:layer="backgroundobjects" svg:width="13.912cm" svg:height="12.472cm" svg:x="2.536cm" svg:y="13.171cm" presentation:class="notes" presentation:placeholder="true" presentation:user-transformed="true">
          <draw:text-box/>
        </draw:frame>
        <draw:frame presentation:style-name="pr9" draw:text-style-name="P10" draw:layer="backgroundobjects" svg:width="8.206cm" svg:height="1.386cm" svg:x="0cm" svg:y="26.333cm" presentation:class="footer" presentation:user-transformed="true">
          <draw:text-box>
            <text:p text:style-name="P10"><text:span text:style-name="T3"><presentation:footer/></text:span></text:p>
          </draw:text-box>
        </draw:frame>
        <draw:frame presentation:style-name="pr10" draw:text-style-name="P11" draw:layer="backgroundobjects" svg:width="8.207cm" svg:height="1.386cm" svg:x="10.776cm" svg:y="26.333cm" presentation:class="page-number" presentation:user-transformed="true">
          <draw:text-box>
            <text:p text:style-name="P11"><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6-01-10T19:31:00</meta:creation-date>
    <dc:creator>papuch papuch</dc:creator>
    <dc:date>2006-01-12T00:17:09</dc:date>
    <meta:print-date>2006-01-10T19:31:00</meta:print-date>
    <dc:language>fr-FR</dc:language>
    <meta:editing-cycles>78</meta:editing-cycles>
    <meta:editing-duration>PT5H3M32S</meta:editing-duration>
    <meta:user-defined meta:name="Info 1"/>
    <meta:user-defined meta:name="Info 2"/>
    <meta:user-defined meta:name="Info 3"/>
    <meta:user-defined meta:name="Info 4"/>
    <meta:document-statistic meta:object-count="33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5.683cm" style:rel-column-width="21845*"/>
    </style:style>
    <style:style style:name="Table1.1" style:family="table-row">
      <style:table-row-properties style:row-height="1.49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header-rows>
          <table:table-row table:style-name="Table1.1">
            <table:table-cell table:style-name="Table1.A1" office:value-type="string">
              <text:p text:style-name="P1">Technique de routage</text:p>
            </table:table-cell>
            <table:table-cell table:style-name="Table1.A1" office:value-type="string">
              <text:p text:style-name="P1">Réactif</text:p>
            </table:table-cell>
            <table:table-cell table:style-name="Table1.C1" office:value-type="string">
              <text:p text:style-name="P1">Pro-actif</text:p>
            </table:table-cell>
          </table:table-row>
        </table:table-header-rows>
        <table:table-row table:style-name="Table1.1">
          <table:table-cell table:style-name="Table1.A2" office:value-type="string">
            <text:p text:style-name="P1">Vecteur de distance</text:p>
          </table:table-cell>
          <table:table-cell table:style-name="Table1.A2" office:value-type="string">
            <text:p text:style-name="P2">AODV</text:p>
          </table:table-cell>
          <table:table-cell table:style-name="Table1.C2" office:value-type="string">
            <text:p text:style-name="P2"/>
          </table:table-cell>
        </table:table-row>
        <table:table-row table:style-name="Table1.1">
          <table:table-cell table:style-name="Table1.A2" office:value-type="string">
            <text:p text:style-name="P1">Routage à la source</text:p>
          </table:table-cell>
          <table:table-cell table:style-name="Table1.A2" office:value-type="string">
            <text:p text:style-name="P2">DSR</text:p>
          </table:table-cell>
          <table:table-cell table:style-name="Table1.C2" office:value-type="string">
            <text:p text:style-name="P2"/>
          </table:table-cell>
        </table:table-row>
        <table:table-row table:style-name="Table1.1">
          <table:table-cell table:style-name="Table1.A2" office:value-type="string">
            <text:p text:style-name="P1">Etat du lien</text:p>
          </table:table-cell>
          <table:table-cell table:style-name="Table1.A2" office:value-type="string">
            <text:p text:style-name="P2"/>
          </table:table-cell>
          <table:table-cell table:style-name="Table1.C2" office:value-type="string">
            <text:p text:style-name="P2">OLSR</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4.262cm" style:rel-column-width="2411*"/>
    </style:style>
    <style:style style:name="Table1.B" style:family="table-column">
      <style:table-column-properties style:column-width="4.263cm" style:rel-column-width="2412*"/>
    </style:style>
    <style:style style:name="Table1.1" style:family="table-row"/>
    <style:style style:name="Table1.A1" style:family="table-cell">
      <style:table-cell-properties style:vertical-align="middle" fo:padding="0.097cm" fo:border-left="0.002cm solid #000000" fo:border-right="none" fo:border-top="0.002cm solid #000000" fo:border-bottom="0.002cm solid #000000"/>
    </style:style>
    <style:style style:name="Table1.D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A"/>
        <table:table-column table:style-name="Table1.B"/>
        <table:table-header-rows>
          <table:table-row table:style-name="Table1.1">
            <table:table-cell table:style-name="Table1.A1" office:value-type="string">
              <text:p text:style-name="P1"/>
            </table:table-cell>
            <table:table-cell table:style-name="Table1.A1" office:value-type="string">
              <text:p text:style-name="P1">DSR</text:p>
            </table:table-cell>
            <table:table-cell table:style-name="Table1.A1" office:value-type="string">
              <text:p text:style-name="P1">AODV</text:p>
            </table:table-cell>
            <table:table-cell table:style-name="Table1.D1" office:value-type="string">
              <text:p text:style-name="P1">OLSR</text:p>
            </table:table-cell>
          </table:table-row>
        </table:table-header-rows>
        <table:table-row table:style-name="Table1.1">
          <table:table-cell table:style-name="Table1.A2" office:value-type="string">
            <text:p text:style-name="P1">Charge des trames de routage</text:p>
          </table:table-cell>
          <table:table-cell table:style-name="Table1.A2" office:value-type="string">
            <text:p text:style-name="P2">Très faible</text:p>
          </table:table-cell>
          <table:table-cell table:style-name="Table1.A2" office:value-type="string">
            <text:p text:style-name="P2">Importantes à l'initialisation, puis faible</text:p>
          </table:table-cell>
          <table:table-cell table:style-name="Table1.D2" office:value-type="string">
            <text:p text:style-name="P2">Faible</text:p>
          </table:table-cell>
        </table:table-row>
        <table:table-row table:style-name="Table1.1">
          <table:table-cell table:style-name="Table1.A2" office:value-type="string">
            <text:p text:style-name="P1">Topologie optimale</text:p>
          </table:table-cell>
          <table:table-cell table:style-name="Table1.A2" office:value-type="string">
            <text:p text:style-name="P2">&lt; 200 noeuds</text:p>
            <text:p text:style-name="P2">diamètre &lt; 10 noeuds</text:p>
          </table:table-cell>
          <table:table-cell table:style-name="Table1.A2" office:value-type="string">
            <text:p text:style-name="P2">Jusqu'à des milliers</text:p>
          </table:table-cell>
          <table:table-cell table:style-name="Table1.D2" office:value-type="string">
            <text:p text:style-name="P2">Large et dense, trafic hasardeux et réparti</text:p>
          </table:table-cell>
        </table:table-row>
        <table:table-row table:style-name="Table1.1">
          <table:table-cell table:style-name="Table1.A2" office:value-type="string">
            <text:p text:style-name="P1">Mise en place et implémentations</text:p>
          </table:table-cell>
          <table:table-cell table:style-name="Table1.A2" office:value-type="string">
            <text:p text:style-name="P2">N/A</text:p>
          </table:table-cell>
          <table:table-cell table:style-name="Table1.A2" office:value-type="string">
            <text:p text:style-name="P2">Facile</text:p>
            <text:p text:style-name="P2">AODV-UU, WINAODV</text:p>
          </table:table-cell>
          <table:table-cell table:style-name="Table1.D2" office:value-type="string">
            <text:p text:style-name="P2">Facile</text:p>
            <text:p text:style-name="P2">Unik, Inria</text:p>
          </table:table-cell>
        </table:table-row>
        <table:table-row table:style-name="Table1.1">
          <table:table-cell table:style-name="Table1.A2" office:value-type="string">
            <text:p text:style-name="P1">Standards et implémentations</text:p>
          </table:table-cell>
          <table:table-cell table:style-name="Table1.A2" office:value-type="string">
            <text:p text:style-name="P2">Draft IETF</text:p>
          </table:table-cell>
          <table:table-cell table:style-name="Table1.A2" office:value-type="string">
            <text:p text:style-name="P2">RFC 3561</text:p>
          </table:table-cell>
          <table:table-cell table:style-name="Table1.D2" office:value-type="string">
            <text:p text:style-name="P2">RFC 3626</text:p>
          </table:table-cell>
        </table:table-row>
        <table:table-row table:style-name="Table1.1">
          <table:table-cell table:style-name="Table1.A2" office:value-type="string">
            <text:p text:style-name="P1">Réactivité aux changements</text:p>
          </table:table-cell>
          <table:table-cell table:style-name="Table1.A2" office:value-type="string">
            <text:p text:style-name="P2">Petit réseau : très réactif</text:p>
          </table:table-cell>
          <table:table-cell table:style-name="Table1.A2" office:value-type="string">
            <text:p text:style-name="P2">Petit réseau : très réactif</text:p>
          </table:table-cell>
          <table:table-cell table:style-name="Table1.D2" office:value-type="string">
            <text:p text:style-name="P2">Grand réseau : très réactif</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